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background-color="#B3D6C9"/>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top" fo:wrap-option="wrap" fo:background-color="#B3D6C9"/>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top" fo:wrap-option="wrap"/>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top" fo:background-color="#B3D6C9"/>
      <style:text-properties fo:font-size="14pt" style:font-size-asian="14pt" style:font-size-complex="14pt"/>
    </style:style>
    <style:style style:name="ce6" style:family="table-cell" style:parent-style-name="Default" style:data-style-name="N0">
      <style:table-cell-properties style:vertical-align="top" fo:wrap-option="wrap" fo:background-color="#B3D6C9"/>
      <style:text-properties fo:font-size="14pt" style:font-size-asian="14pt" style:font-size-complex="14pt"/>
    </style:style>
    <style:style style:name="ce7" style:family="table-cell" style:parent-style-name="Default" style:data-style-name="N0">
      <style:table-cell-properties style:vertical-align="top" fo:wrap-option="wrap"/>
      <style:text-properties fo:font-size="14pt" style:font-size-asian="14pt" style:font-size-complex="14pt"/>
    </style:style>
    <style:style style:name="ce8" style:family="table-cell" style:parent-style-name="Default" style:data-style-name="N0">
      <style:text-properties fo:font-size="14pt" style:font-size-asian="14pt" style:font-size-complex="14pt"/>
    </style:style>
    <style:style style:name="ce9" style:family="table-cell" style:parent-style-name="Default" style:data-style-name="N0">
      <style:table-cell-properties fo:border-top="thin solid #000000" fo:border-bottom="none" fo:border-left="thin solid #000000" fo:border-right="none" fo:background-color="#153D64"/>
      <style:text-properties fo:color="#FFFFFF" fo:font-size="16pt" style:font-size-asian="16pt" style:font-size-complex="16pt" fo:font-weight="bold" style:font-weight-asian="bold" style:font-weight-complex="bold"/>
    </style:style>
    <style:style style:name="ce10" style:family="table-cell" style:parent-style-name="Default" style:data-style-name="N0">
      <style:table-cell-properties fo:border-top="thin solid #000000" fo:border-bottom="none" fo:border-left="none" fo:border-right="none" fo:background-color="#153D64"/>
      <style:text-properties fo:color="#FFFFFF" fo:font-size="16pt" style:font-size-asian="16pt" style:font-size-complex="16pt" fo:font-weight="bold" style:font-weight-asian="bold" style:font-weight-complex="bold"/>
    </style:style>
    <style:style style:name="ce11" style:family="table-cell" style:parent-style-name="Default" style:data-style-name="N0">
      <style:table-cell-properties fo:border-top="thin solid #000000" fo:border-bottom="none" fo:border-left="none" fo:border-right="thin solid #000000" fo:background-color="#153D64"/>
      <style:text-properties fo:color="#FFFFFF" fo:font-size="16pt" style:font-size-asian="16pt" style:font-size-complex="16pt" fo:font-weight="bold" style:font-weight-asian="bold" style:font-weight-complex="bold"/>
    </style:style>
    <style:style style:name="ce12" style:family="table-cell" style:parent-style-name="Default" style:data-style-name="N0">
      <style:text-properties fo:color="#FFFFFF" fo:font-size="16pt" style:font-size-asian="16pt" style:font-size-complex="16pt" fo:font-weight="bold" style:font-weight-asian="bold" style:font-weight-complex="bold"/>
    </style:style>
    <style:style style:name="ce13" style:family="table-cell" style:parent-style-name="Default" style:data-style-name="N0">
      <style:text-properties fo:color="#FFFFFF" fo:font-size="14pt" style:font-size-asian="14pt" style:font-size-complex="14pt"/>
    </style:style>
    <style:style style:name="ce14" style:family="table-cell" style:parent-style-name="Default" style:data-style-name="N0">
      <style:text-properties fo:font-size="12pt" style:font-size-asian="12pt" style:font-size-complex="12pt"/>
    </style:style>
    <style:style style:name="ce15" style:family="table-cell" style:parent-style-name="Default" style:data-style-name="N0">
      <style:table-cell-properties fo:border-top="none" fo:border-bottom="none" fo:border-left="thin solid #000000" fo:border-right="none" fo:background-color="#DAE9F8"/>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style style:name="ce18" style:family="table-cell" style:parent-style-name="Default" style:data-style-name="N0">
      <style:table-cell-properties style:vertical-align="top" fo:wrap-option="wrap" fo:background-color="#B3D6C9"/>
      <style:text-properties fo:font-size="14pt" style:font-size-asian="14pt" style:font-size-complex="14pt" fo:font-weight="bold" style:font-weight-asian="bold" style:font-weight-complex="bold"/>
    </style:style>
    <style:style style:name="ce19" style:family="table-cell" style:parent-style-name="Default" style:data-style-name="N0">
      <style:table-cell-properties fo:background-color="#DAE9F8"/>
    </style:style>
    <style:style style:name="ce20" style:family="table-cell" style:parent-style-name="Default" style:data-style-name="N0">
      <style:table-cell-properties fo:background-color="transparent"/>
      <style:text-properties fo:color="#000000"/>
    </style:style>
    <style:style style:name="ce21" style:family="table-cell" style:parent-style-name="Default" style:data-style-name="N0">
      <style:table-cell-properties fo:border-top="none" fo:border-bottom="thin solid #000000" fo:border-left="none" fo:border-right="none" fo:background-color="#F2CEEF"/>
    </style:style>
    <style:style style:name="ce22" style:family="table-cell" style:parent-style-name="Default" style:data-style-name="N0">
      <style:table-cell-properties fo:background-color="#F2CEEF"/>
    </style:style>
    <style:style style:name="ce23" style:family="table-cell" style:parent-style-name="Default" style:data-style-name="N0">
      <style:table-cell-properties fo:border-top="none" fo:border-bottom="none" fo:border-left="thin solid #000000" fo:border-right="thin solid #000000" style:vertical-align="automatic" fo:wrap-option="wrap" fo:background-color="#F2CEEF"/>
    </style:style>
    <style:style style:name="ce24" style:family="table-cell" style:parent-style-name="Default" style:data-style-name="N0">
      <style:table-cell-properties fo:border-top="none" fo:border-bottom="none" fo:border-left="thin solid #000000" fo:border-right="thin solid #000000" fo:background-color="#FFFF00" style:cell-protect="none"/>
    </style:style>
    <style:style style:name="ce25" style:family="table-cell" style:parent-style-name="Default" style:data-style-name="N0">
      <style:table-cell-properties fo:background-color="#4D93D9"/>
      <style:text-properties fo:color="#FFFFFF" fo:font-size="14pt" style:font-size-asian="14pt" style:font-size-complex="14pt"/>
    </style:style>
    <style:style style:name="ce26" style:family="table-cell" style:parent-style-name="Default" style:data-style-name="N0">
      <style:table-cell-properties fo:background-color="#A6C9EC"/>
      <style:text-properties fo:font-size="12pt" style:font-size-asian="12pt" style:font-size-complex="12pt"/>
    </style:style>
    <style:style style:name="ce27" style:family="table-cell" style:parent-style-name="Default" style:data-style-name="N0">
      <style:table-cell-properties fo:border-top="thin solid #000000" fo:border-bottom="none" fo:border-left="thin solid #000000" fo:border-right="none" fo:background-color="#4D93D9"/>
      <style:text-properties fo:color="#FFFFFF" fo:font-size="14pt" style:font-size-asian="14pt" style:font-size-complex="14pt"/>
    </style:style>
    <style:style style:name="ce28" style:family="table-cell" style:parent-style-name="Default" style:data-style-name="N0">
      <style:table-cell-properties fo:border-top="thin solid #000000" fo:border-bottom="none" fo:border-left="none" fo:border-right="none" fo:background-color="#4D93D9"/>
      <style:text-properties fo:color="#FFFFFF" fo:font-size="14pt" style:font-size-asian="14pt" style:font-size-complex="14pt"/>
    </style:style>
    <style:style style:name="ce29" style:family="table-cell" style:parent-style-name="Default" style:data-style-name="N0">
      <style:table-cell-properties fo:border-top="thin solid #000000" fo:border-bottom="none" fo:border-left="none" fo:border-right="thin solid #000000" fo:background-color="#4D93D9"/>
      <style:text-properties fo:color="#FFFFFF" fo:font-size="14pt" style:font-size-asian="14pt" style:font-size-complex="14pt"/>
    </style:style>
    <style:style style:name="ce30" style:family="table-cell" style:parent-style-name="Default" style:data-style-name="N0">
      <style:table-cell-properties fo:border-top="none" fo:border-bottom="none" fo:border-left="thin solid #000000" fo:border-right="none" fo:background-color="#DAE9F8"/>
    </style:style>
    <style:style style:name="ce31" style:family="table-cell" style:parent-style-name="Default" style:data-style-name="N0">
      <style:table-cell-properties fo:border-top="none" fo:border-bottom="none" fo:border-left="none" fo:border-right="thin solid #000000" style:cell-protect="none"/>
    </style:style>
    <style:style style:name="ce32" style:family="table-cell" style:parent-style-name="Default" style:data-style-name="N0">
      <style:table-cell-properties fo:border-top="none" fo:border-bottom="none" fo:border-left="thin solid #000000" fo:border-right="none" fo:background-color="#F2CEEF"/>
    </style:style>
    <style:style style:name="ce33" style:family="table-cell" style:parent-style-name="Default" style:data-style-name="N0">
      <style:table-cell-properties fo:border-top="none" fo:border-bottom="none" fo:border-left="thin solid #000000" fo:border-right="none" fo:background-color="#A6C9EC"/>
      <style:text-properties fo:font-size="12pt" style:font-size-asian="12pt" style:font-size-complex="12pt"/>
    </style:style>
    <style:style style:name="ce34" style:family="table-cell" style:parent-style-name="Default" style:data-style-name="N0">
      <style:table-cell-properties fo:border-top="none" fo:border-bottom="none" fo:border-left="none" fo:border-right="thin solid #000000" fo:background-color="#A6C9EC"/>
      <style:text-properties fo:font-size="12pt" style:font-size-asian="12pt" style:font-size-complex="12pt"/>
    </style:style>
    <style:style style:name="ce35" style:family="table-cell" style:parent-style-name="Default" style:data-style-name="N0">
      <style:table-cell-properties fo:border-top="none" fo:border-bottom="none" fo:border-left="thin solid #000000" fo:border-right="none" fo:background-color="#4D93D9"/>
      <style:text-properties fo:color="#FFFFFF" fo:font-size="14pt" style:font-size-asian="14pt" style:font-size-complex="14pt"/>
    </style:style>
    <style:style style:name="ce36" style:family="table-cell" style:parent-style-name="Default" style:data-style-name="N0">
      <style:table-cell-properties fo:border-top="none" fo:border-bottom="none" fo:border-left="none" fo:border-right="thin solid #000000" fo:background-color="#4D93D9"/>
      <style:text-properties fo:color="#FFFFFF" fo:font-size="14pt" style:font-size-asian="14pt" style:font-size-complex="14pt"/>
    </style:style>
    <style:style style:name="ce37" style:family="table-cell" style:parent-style-name="Default" style:data-style-name="N0">
      <style:table-cell-properties fo:border-top="none" fo:border-bottom="thin solid #000000" fo:border-left="thin solid #000000" fo:border-right="none" fo:background-color="#F2CEEF"/>
    </style:style>
    <style:style style:name="ce38" style:family="table-cell" style:parent-style-name="Default" style:data-style-name="N0">
      <style:table-cell-properties fo:border-top="none" fo:border-bottom="thin solid #000000" fo:border-left="none" fo:border-right="thin solid #000000" style:cell-protect="none"/>
    </style:style>
    <style:style style:name="ce39" style:family="table-cell" style:parent-style-name="Default" style:data-style-name="N0">
      <style:table-cell-properties fo:border-top="thin solid #000000" fo:border-bottom="none" fo:border-left="thin solid #000000" fo:border-right="thin solid #000000" style:vertical-align="automatic" fo:wrap-option="wrap" fo:background-color="#153D64"/>
      <style:text-properties fo:color="#FFFFFF" fo:font-size="16pt" style:font-size-asian="16pt" style:font-size-complex="16pt" fo:font-weight="bold" style:font-weight-asian="bold" style:font-weight-complex="bold"/>
    </style:style>
    <style:style style:name="ce40" style:family="table-cell" style:parent-style-name="Default" style:data-style-name="N0">
      <style:table-cell-properties fo:border-top="thin solid #000000" fo:border-bottom="none" fo:border-left="thin solid #000000" fo:border-right="thin solid #000000" style:vertical-align="automatic" fo:wrap-option="wrap" fo:background-color="#4D93D9"/>
      <style:text-properties fo:color="#FFFFFF" fo:font-size="14pt" style:font-size-asian="14pt" style:font-size-complex="14pt"/>
    </style:style>
    <style:style style:name="ce41" style:family="table-cell" style:parent-style-name="Default" style:data-style-name="N0">
      <style:table-cell-properties fo:border-top="none" fo:border-bottom="none" fo:border-left="thin solid #000000" fo:border-right="thin solid #000000" fo:background-color="#DAE9F8"/>
    </style:style>
    <style:style style:name="ce42" style:family="table-cell" style:parent-style-name="Default" style:data-style-name="N0">
      <style:table-cell-properties fo:border-top="none" fo:border-bottom="none" fo:border-left="thin solid #000000" fo:border-right="thin solid #000000" style:vertical-align="automatic" fo:wrap-option="wrap" fo:background-color="#A6C9EC"/>
      <style:text-properties fo:font-size="12pt" style:font-size-asian="12pt" style:font-size-complex="12pt"/>
    </style:style>
    <style:style style:name="ce43" style:family="table-cell" style:parent-style-name="Default" style:data-style-name="N0">
      <style:table-cell-properties fo:border-top="none" fo:border-bottom="none" fo:border-left="thin solid #000000" fo:border-right="thin solid #000000" style:vertical-align="automatic" fo:wrap-option="wrap" fo:background-color="#DAE9F8"/>
    </style:style>
    <style:style style:name="ce44" style:family="table-cell" style:parent-style-name="Default" style:data-style-name="N0">
      <style:table-cell-properties fo:border-top="none" fo:border-bottom="none" fo:border-left="thin solid #000000" fo:border-right="thin solid #000000" style:vertical-align="automatic" fo:wrap-option="wrap" fo:background-color="#4D93D9"/>
      <style:text-properties fo:color="#FFFFFF" fo:font-size="14pt" style:font-size-asian="14pt" style:font-size-complex="14pt"/>
    </style:style>
    <style:style style:name="ce45" style:family="table-cell" style:parent-style-name="Default" style:data-style-name="N0">
      <style:table-cell-properties fo:border-top="none" fo:border-bottom="thin solid #000000" fo:border-left="thin solid #000000" fo:border-right="thin solid #000000" style:vertical-align="automatic" fo:wrap-option="wrap" fo:background-color="#F2CEEF"/>
    </style:style>
    <style:style style:name="ce46" style:family="table-cell" style:parent-style-name="Default" style:data-style-name="N0">
      <style:table-cell-properties fo:border-top="thin solid #000000" fo:border-bottom="none" fo:border-left="thin solid #000000" fo:border-right="thin solid #000000" fo:background-color="#153D64"/>
      <style:text-properties fo:color="#FFFFFF" fo:font-size="16pt" style:font-size-asian="16pt" style:font-size-complex="16pt" fo:font-weight="bold" style:font-weight-asian="bold" style:font-weight-complex="bold"/>
    </style:style>
    <style:style style:name="ce47" style:family="table-cell" style:parent-style-name="Default" style:data-style-name="N0">
      <style:table-cell-properties fo:border-top="thin solid #000000" fo:border-bottom="none" fo:border-left="thin solid #000000" fo:border-right="thin solid #000000" fo:background-color="#4D93D9"/>
      <style:text-properties fo:color="#FFFFFF" fo:font-size="14pt" style:font-size-asian="14pt" style:font-size-complex="14pt"/>
    </style:style>
    <style:style style:name="ce48" style:family="table-cell" style:parent-style-name="Default" style:data-style-name="N0">
      <style:table-cell-properties fo:border-top="none" fo:border-bottom="none" fo:border-left="thin solid #000000" fo:border-right="thin solid #000000" fo:background-color="#A6C9EC"/>
      <style:text-properties fo:font-size="12pt" style:font-size-asian="12pt" style:font-size-complex="12pt"/>
    </style:style>
    <style:style style:name="ce49" style:family="table-cell" style:parent-style-name="Default" style:data-style-name="N0">
      <style:table-cell-properties fo:border-top="none" fo:border-bottom="none" fo:border-left="thin solid #000000" fo:border-right="thin solid #000000" fo:background-color="#4D93D9"/>
      <style:text-properties fo:color="#FFFFFF" fo:font-size="14pt" style:font-size-asian="14pt" style:font-size-complex="14pt"/>
    </style:style>
    <style:style style:name="ce50" style:family="table-cell" style:parent-style-name="Default" style:data-style-name="N0">
      <style:table-cell-properties fo:border-top="none" fo:border-bottom="thin solid #000000" fo:border-left="thin solid #000000" fo:border-right="thin solid #000000" fo:background-color="#FFFF00" style:cell-protect="none"/>
    </style:style>
    <style:style style:name="co1" style:family="table-column">
      <style:table-column-properties fo:break-before="auto" style:column-width="1.71979166666667cm"/>
    </style:style>
    <style:style style:name="co2" style:family="table-column">
      <style:table-column-properties fo:break-before="auto" style:column-width="1.61395833333333cm" style:use-optimal-column-width="true"/>
    </style:style>
    <style:style style:name="co3" style:family="table-column">
      <style:table-column-properties fo:break-before="auto" style:column-width="1.825625cm" style:use-optimal-column-width="true"/>
    </style:style>
    <style:style style:name="co4" style:family="table-column">
      <style:table-column-properties fo:break-before="auto" style:column-width="12.7cm" style:use-optimal-column-width="true"/>
    </style:style>
    <style:style style:name="co5" style:family="table-column">
      <style:table-column-properties fo:break-before="auto" style:column-width="2.778125cm"/>
    </style:style>
    <style:style style:name="co6" style:family="table-column">
      <style:table-column-properties fo:break-before="auto" style:column-width="14.4991666666667cm"/>
    </style:style>
    <style:style style:name="co7" style:family="table-column">
      <style:table-column-properties fo:break-before="auto" style:column-width="2.01083333333333cm"/>
    </style:style>
    <style:style style:name="co8" style:family="table-column">
      <style:table-column-properties fo:break-before="auto" style:column-width="11.2183333333333cm"/>
    </style:style>
    <style:style style:name="co9" style:family="table-column">
      <style:table-column-properties fo:break-before="auto" style:column-width="3.28083333333333cm"/>
    </style:style>
    <style:style style:name="co10" style:family="table-column">
      <style:table-column-properties fo:break-before="auto" style:column-width="1.40229166666667cm"/>
    </style:style>
    <style:style style:name="ro1" style:family="table-row">
      <style:table-row-properties style:row-height="22pt" style:use-optimal-row-height="true" fo:break-before="auto"/>
    </style:style>
    <style:style style:name="ro2" style:family="table-row">
      <style:table-row-properties style:row-height="19pt" style:use-optimal-row-height="false" fo:break-before="auto"/>
    </style:style>
    <style:style style:name="ro3" style:family="table-row">
      <style:table-row-properties style:row-height="23pt" style:use-optimal-row-height="true" fo:break-before="auto"/>
    </style:style>
    <style:style style:name="ro4" style:family="table-row">
      <style:table-row-properties style:row-height="20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6pt" style:use-optimal-row-height="true" fo:break-before="auto"/>
    </style:style>
    <style:style style:name="ro7" style:family="table-row">
      <style:table-row-properties style:row-height="17pt" style:use-optimal-row-height="true" fo:break-before="auto"/>
    </style:style>
    <style:style style:name="ro8" style:family="table-row">
      <style:table-row-properties style:row-height="32pt" style:use-optimal-row-height="true" fo:break-before="auto"/>
    </style:style>
    <style:style style:name="ro9" style:family="table-row">
      <style:table-row-properties style:row-height="19pt" style:use-optimal-row-height="true" fo:break-before="auto"/>
    </style:style>
    <style:style style:name="ro10" style:family="table-row">
      <style:table-row-properties style:row-height="33pt" style:use-optimal-row-height="true" fo:break-before="auto"/>
    </style:style>
    <style:style style:name="ro11" style:family="table-row">
      <style:table-row-properties style:row-height="49pt" style:use-optimal-row-height="true" fo:break-before="auto"/>
    </style:style>
    <style:style style:name="ro12" style:family="table-row">
      <style:table-row-properties style:row-height="48pt" style:use-optimal-row-height="true" fo:break-before="auto"/>
    </style:style>
    <style:style style:name="ro13"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51"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2]))))" style:apply-style-name="cf1" style:base-cell-address="Self-assessment.E12"/>
      <style:map style:condition="of:is-true-formula(NOT(ISERROR(SEARCH(&quot;Niet van toepassing&quot;;[.E12]))))" style:apply-style-name="cf2" style:base-cell-address="Self-assessment.E12"/>
      <style:map style:condition="of:is-true-formula(NOT(ISERROR(SEARCH(&quot;Nooit&quot;;[.E12]))))" style:apply-style-name="cf3" style:base-cell-address="Self-assessment.E12"/>
      <style:map style:condition="of:is-true-formula(NOT(ISERROR(SEARCH(&quot;Vaak&quot;;[.E12]))))" style:apply-style-name="cf4" style:base-cell-address="Self-assessment.E12"/>
      <style:map style:condition="of:is-true-formula(NOT(ISERROR(SEARCH(&quot;Altijd&quot;;[.E12]))))" style:apply-style-name="cf5" style:base-cell-address="Self-assessment.E12"/>
    </style:style>
    <style:style style:name="ce52" style:family="table-cell" style:parent-style-name="Default" style:data-style-name="N0">
      <style:table-cell-properties fo:border-top="none" fo:border-bottom="none" fo:border-left="none" fo:border-right="thin solid #000000" style:cell-protect="none"/>
      <style:map style:condition="of:is-true-formula(LEN(TRIM([.F12]))=0)" style:apply-style-name="cf6" style:base-cell-address="Self-assessment.F12"/>
    </style:style>
    <style:style style:name="ce53"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9]))))" style:apply-style-name="cf1" style:base-cell-address="Self-assessment.E19"/>
      <style:map style:condition="of:is-true-formula(NOT(ISERROR(SEARCH(&quot;Niet van toepassing&quot;;[.E19]))))" style:apply-style-name="cf2" style:base-cell-address="Self-assessment.E19"/>
      <style:map style:condition="of:is-true-formula(NOT(ISERROR(SEARCH(&quot;Nooit&quot;;[.E19]))))" style:apply-style-name="cf3" style:base-cell-address="Self-assessment.E19"/>
      <style:map style:condition="of:is-true-formula(NOT(ISERROR(SEARCH(&quot;Vaak&quot;;[.E19]))))" style:apply-style-name="cf4" style:base-cell-address="Self-assessment.E19"/>
      <style:map style:condition="of:is-true-formula(NOT(ISERROR(SEARCH(&quot;Altijd&quot;;[.E19]))))" style:apply-style-name="cf5" style:base-cell-address="Self-assessment.E19"/>
    </style:style>
    <style:style style:name="ce54" style:family="table-cell" style:parent-style-name="Default" style:data-style-name="N0">
      <style:table-cell-properties fo:border-top="none" fo:border-bottom="none" fo:border-left="none" fo:border-right="thin solid #000000" style:cell-protect="none"/>
      <style:map style:condition="of:is-true-formula(LEN(TRIM([.F19]))=0)" style:apply-style-name="cf6" style:base-cell-address="Self-assessment.F19"/>
    </style:style>
    <style:style style:name="ce55"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23]))))" style:apply-style-name="cf1" style:base-cell-address="Self-assessment.E23"/>
      <style:map style:condition="of:is-true-formula(NOT(ISERROR(SEARCH(&quot;Niet van toepassing&quot;;[.E23]))))" style:apply-style-name="cf2" style:base-cell-address="Self-assessment.E23"/>
      <style:map style:condition="of:is-true-formula(NOT(ISERROR(SEARCH(&quot;Nooit&quot;;[.E23]))))" style:apply-style-name="cf3" style:base-cell-address="Self-assessment.E23"/>
      <style:map style:condition="of:is-true-formula(NOT(ISERROR(SEARCH(&quot;Vaak&quot;;[.E23]))))" style:apply-style-name="cf4" style:base-cell-address="Self-assessment.E23"/>
      <style:map style:condition="of:is-true-formula(NOT(ISERROR(SEARCH(&quot;Altijd&quot;;[.E23]))))" style:apply-style-name="cf5" style:base-cell-address="Self-assessment.E23"/>
    </style:style>
    <style:style style:name="ce56" style:family="table-cell" style:parent-style-name="Default" style:data-style-name="N0">
      <style:table-cell-properties fo:border-top="none" fo:border-bottom="none" fo:border-left="none" fo:border-right="thin solid #000000" style:cell-protect="none"/>
      <style:map style:condition="of:is-true-formula(LEN(TRIM([.F23]))=0)" style:apply-style-name="cf6" style:base-cell-address="Self-assessment.F23"/>
    </style:style>
    <style:style style:name="ce57"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62]))))" style:apply-style-name="cf1" style:base-cell-address="Self-assessment.E62"/>
      <style:map style:condition="of:is-true-formula(NOT(ISERROR(SEARCH(&quot;Niet van toepassing&quot;;[.E62]))))" style:apply-style-name="cf2" style:base-cell-address="Self-assessment.E62"/>
      <style:map style:condition="of:is-true-formula(NOT(ISERROR(SEARCH(&quot;Nooit&quot;;[.E62]))))" style:apply-style-name="cf3" style:base-cell-address="Self-assessment.E62"/>
      <style:map style:condition="of:is-true-formula(NOT(ISERROR(SEARCH(&quot;Vaak&quot;;[.E62]))))" style:apply-style-name="cf4" style:base-cell-address="Self-assessment.E62"/>
      <style:map style:condition="of:is-true-formula(NOT(ISERROR(SEARCH(&quot;Altijd&quot;;[.E62]))))" style:apply-style-name="cf5" style:base-cell-address="Self-assessment.E62"/>
    </style:style>
    <style:style style:name="ce58" style:family="table-cell" style:parent-style-name="Default" style:data-style-name="N0">
      <style:table-cell-properties fo:border-top="none" fo:border-bottom="none" fo:border-left="none" fo:border-right="thin solid #000000" style:cell-protect="none"/>
      <style:map style:condition="of:is-true-formula(LEN(TRIM([.F62]))=0)" style:apply-style-name="cf6" style:base-cell-address="Self-assessment.F62"/>
    </style:style>
    <style:style style:name="ce59"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39]))))" style:apply-style-name="cf1" style:base-cell-address="Self-assessment.E39"/>
      <style:map style:condition="of:is-true-formula(NOT(ISERROR(SEARCH(&quot;Niet van toepassing&quot;;[.E39]))))" style:apply-style-name="cf2" style:base-cell-address="Self-assessment.E39"/>
      <style:map style:condition="of:is-true-formula(NOT(ISERROR(SEARCH(&quot;Nooit&quot;;[.E39]))))" style:apply-style-name="cf3" style:base-cell-address="Self-assessment.E39"/>
      <style:map style:condition="of:is-true-formula(NOT(ISERROR(SEARCH(&quot;Vaak&quot;;[.E39]))))" style:apply-style-name="cf4" style:base-cell-address="Self-assessment.E39"/>
      <style:map style:condition="of:is-true-formula(NOT(ISERROR(SEARCH(&quot;Altijd&quot;;[.E39]))))" style:apply-style-name="cf5" style:base-cell-address="Self-assessment.E39"/>
    </style:style>
    <style:style style:name="ce60" style:family="table-cell" style:parent-style-name="Default" style:data-style-name="N0">
      <style:table-cell-properties fo:border-top="none" fo:border-bottom="none" fo:border-left="none" fo:border-right="thin solid #000000" style:cell-protect="none"/>
      <style:map style:condition="of:is-true-formula(LEN(TRIM([.F39]))=0)" style:apply-style-name="cf6" style:base-cell-address="Self-assessment.F39"/>
    </style:style>
    <style:style style:name="ce61"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30]))))" style:apply-style-name="cf1" style:base-cell-address="Self-assessment.E30"/>
      <style:map style:condition="of:is-true-formula(NOT(ISERROR(SEARCH(&quot;Niet van toepassing&quot;;[.E30]))))" style:apply-style-name="cf2" style:base-cell-address="Self-assessment.E30"/>
      <style:map style:condition="of:is-true-formula(NOT(ISERROR(SEARCH(&quot;Nooit&quot;;[.E30]))))" style:apply-style-name="cf3" style:base-cell-address="Self-assessment.E30"/>
      <style:map style:condition="of:is-true-formula(NOT(ISERROR(SEARCH(&quot;Vaak&quot;;[.E30]))))" style:apply-style-name="cf4" style:base-cell-address="Self-assessment.E30"/>
      <style:map style:condition="of:is-true-formula(NOT(ISERROR(SEARCH(&quot;Altijd&quot;;[.E30]))))" style:apply-style-name="cf5" style:base-cell-address="Self-assessment.E30"/>
    </style:style>
    <style:style style:name="ce62" style:family="table-cell" style:parent-style-name="Default" style:data-style-name="N0">
      <style:table-cell-properties fo:border-top="none" fo:border-bottom="none" fo:border-left="none" fo:border-right="thin solid #000000" style:cell-protect="none"/>
      <style:map style:condition="of:is-true-formula(LEN(TRIM([.F30]))=0)" style:apply-style-name="cf6" style:base-cell-address="Self-assessment.F30"/>
    </style:style>
    <style:style style:name="ce63"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47]))))" style:apply-style-name="cf1" style:base-cell-address="Self-assessment.E47"/>
      <style:map style:condition="of:is-true-formula(NOT(ISERROR(SEARCH(&quot;Niet van toepassing&quot;;[.E47]))))" style:apply-style-name="cf2" style:base-cell-address="Self-assessment.E47"/>
      <style:map style:condition="of:is-true-formula(NOT(ISERROR(SEARCH(&quot;Nooit&quot;;[.E47]))))" style:apply-style-name="cf3" style:base-cell-address="Self-assessment.E47"/>
      <style:map style:condition="of:is-true-formula(NOT(ISERROR(SEARCH(&quot;Vaak&quot;;[.E47]))))" style:apply-style-name="cf4" style:base-cell-address="Self-assessment.E47"/>
      <style:map style:condition="of:is-true-formula(NOT(ISERROR(SEARCH(&quot;Altijd&quot;;[.E47]))))" style:apply-style-name="cf5" style:base-cell-address="Self-assessment.E47"/>
    </style:style>
    <style:style style:name="ce64" style:family="table-cell" style:parent-style-name="Default" style:data-style-name="N0">
      <style:table-cell-properties fo:border-top="none" fo:border-bottom="none" fo:border-left="none" fo:border-right="thin solid #000000" style:cell-protect="none"/>
      <style:map style:condition="of:is-true-formula(LEN(TRIM([.F47]))=0)" style:apply-style-name="cf6" style:base-cell-address="Self-assessment.F47"/>
    </style:style>
    <style:style style:name="ce65"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56]))))" style:apply-style-name="cf1" style:base-cell-address="Self-assessment.E56"/>
      <style:map style:condition="of:is-true-formula(NOT(ISERROR(SEARCH(&quot;Niet van toepassing&quot;;[.E56]))))" style:apply-style-name="cf2" style:base-cell-address="Self-assessment.E56"/>
      <style:map style:condition="of:is-true-formula(NOT(ISERROR(SEARCH(&quot;Nooit&quot;;[.E56]))))" style:apply-style-name="cf3" style:base-cell-address="Self-assessment.E56"/>
      <style:map style:condition="of:is-true-formula(NOT(ISERROR(SEARCH(&quot;Vaak&quot;;[.E56]))))" style:apply-style-name="cf4" style:base-cell-address="Self-assessment.E56"/>
      <style:map style:condition="of:is-true-formula(NOT(ISERROR(SEARCH(&quot;Altijd&quot;;[.E56]))))" style:apply-style-name="cf5" style:base-cell-address="Self-assessment.E56"/>
    </style:style>
    <style:style style:name="ce66" style:family="table-cell" style:parent-style-name="Default" style:data-style-name="N0">
      <style:table-cell-properties fo:border-top="none" fo:border-bottom="none" fo:border-left="none" fo:border-right="thin solid #000000" style:cell-protect="none"/>
      <style:map style:condition="of:is-true-formula(LEN(TRIM([.F56]))=0)" style:apply-style-name="cf6" style:base-cell-address="Self-assessment.F56"/>
    </style:style>
    <style:style style:name="ce67" style:family="table-cell" style:parent-style-name="Default" style:data-style-name="N0">
      <style:table-cell-properties fo:border-top="none" fo:border-bottom="none" fo:border-left="none" fo:border-right="thin solid #000000" style:cell-protect="none"/>
      <style:map style:condition="of:is-true-formula(LEN(TRIM([.F99]))=0)" style:apply-style-name="cf6" style:base-cell-address="Self-assessment.F99"/>
    </style:style>
    <style:style style:name="ce68"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99]))))" style:apply-style-name="cf1" style:base-cell-address="Self-assessment.E99"/>
      <style:map style:condition="of:is-true-formula(NOT(ISERROR(SEARCH(&quot;Niet van toepassing&quot;;[.E99]))))" style:apply-style-name="cf2" style:base-cell-address="Self-assessment.E99"/>
      <style:map style:condition="of:is-true-formula(NOT(ISERROR(SEARCH(&quot;Nooit&quot;;[.E99]))))" style:apply-style-name="cf3" style:base-cell-address="Self-assessment.E99"/>
      <style:map style:condition="of:is-true-formula(NOT(ISERROR(SEARCH(&quot;Vaak&quot;;[.E99]))))" style:apply-style-name="cf4" style:base-cell-address="Self-assessment.E99"/>
      <style:map style:condition="of:is-true-formula(NOT(ISERROR(SEARCH(&quot;Altijd&quot;;[.E99]))))" style:apply-style-name="cf5" style:base-cell-address="Self-assessment.E99"/>
    </style:style>
    <style:style style:name="ce69"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02]))))" style:apply-style-name="cf1" style:base-cell-address="Self-assessment.E102"/>
      <style:map style:condition="of:is-true-formula(NOT(ISERROR(SEARCH(&quot;Niet van toepassing&quot;;[.E102]))))" style:apply-style-name="cf2" style:base-cell-address="Self-assessment.E102"/>
      <style:map style:condition="of:is-true-formula(NOT(ISERROR(SEARCH(&quot;Nooit&quot;;[.E102]))))" style:apply-style-name="cf3" style:base-cell-address="Self-assessment.E102"/>
      <style:map style:condition="of:is-true-formula(NOT(ISERROR(SEARCH(&quot;Vaak&quot;;[.E102]))))" style:apply-style-name="cf4" style:base-cell-address="Self-assessment.E102"/>
      <style:map style:condition="of:is-true-formula(NOT(ISERROR(SEARCH(&quot;Altijd&quot;;[.E102]))))" style:apply-style-name="cf5" style:base-cell-address="Self-assessment.E102"/>
    </style:style>
    <style:style style:name="ce70" style:family="table-cell" style:parent-style-name="Default" style:data-style-name="N0">
      <style:table-cell-properties fo:border-top="none" fo:border-bottom="none" fo:border-left="none" fo:border-right="thin solid #000000" style:cell-protect="none"/>
      <style:map style:condition="of:is-true-formula(LEN(TRIM([.F102]))=0)" style:apply-style-name="cf6" style:base-cell-address="Self-assessment.F102"/>
    </style:style>
    <style:style style:name="ce71"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05]))))" style:apply-style-name="cf1" style:base-cell-address="Self-assessment.E105"/>
      <style:map style:condition="of:is-true-formula(NOT(ISERROR(SEARCH(&quot;Niet van toepassing&quot;;[.E105]))))" style:apply-style-name="cf2" style:base-cell-address="Self-assessment.E105"/>
      <style:map style:condition="of:is-true-formula(NOT(ISERROR(SEARCH(&quot;Nooit&quot;;[.E105]))))" style:apply-style-name="cf3" style:base-cell-address="Self-assessment.E105"/>
      <style:map style:condition="of:is-true-formula(NOT(ISERROR(SEARCH(&quot;Vaak&quot;;[.E105]))))" style:apply-style-name="cf4" style:base-cell-address="Self-assessment.E105"/>
      <style:map style:condition="of:is-true-formula(NOT(ISERROR(SEARCH(&quot;Altijd&quot;;[.E105]))))" style:apply-style-name="cf5" style:base-cell-address="Self-assessment.E105"/>
    </style:style>
    <style:style style:name="ce72" style:family="table-cell" style:parent-style-name="Default" style:data-style-name="N0">
      <style:table-cell-properties fo:border-top="none" fo:border-bottom="none" fo:border-left="none" fo:border-right="thin solid #000000" style:cell-protect="none"/>
      <style:map style:condition="of:is-true-formula(LEN(TRIM([.F105]))=0)" style:apply-style-name="cf6" style:base-cell-address="Self-assessment.F105"/>
    </style:style>
    <style:style style:name="ce73" style:family="table-cell" style:parent-style-name="Default" style:data-style-name="N0">
      <style:table-cell-properties fo:border-top="none" fo:border-bottom="none" fo:border-left="none" fo:border-right="thin solid #000000" style:cell-protect="none"/>
      <style:map style:condition="of:is-true-formula(LEN(TRIM([.F81]))=0)" style:apply-style-name="cf6" style:base-cell-address="Self-assessment.F81"/>
    </style:style>
    <style:style style:name="ce74"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81]))))" style:apply-style-name="cf1" style:base-cell-address="Self-assessment.E81"/>
      <style:map style:condition="of:is-true-formula(NOT(ISERROR(SEARCH(&quot;Niet van toepassing&quot;;[.E81]))))" style:apply-style-name="cf2" style:base-cell-address="Self-assessment.E81"/>
      <style:map style:condition="of:is-true-formula(NOT(ISERROR(SEARCH(&quot;Nooit&quot;;[.E81]))))" style:apply-style-name="cf3" style:base-cell-address="Self-assessment.E81"/>
      <style:map style:condition="of:is-true-formula(NOT(ISERROR(SEARCH(&quot;Vaak&quot;;[.E81]))))" style:apply-style-name="cf4" style:base-cell-address="Self-assessment.E81"/>
      <style:map style:condition="of:is-true-formula(NOT(ISERROR(SEARCH(&quot;Altijd&quot;;[.E81]))))" style:apply-style-name="cf5" style:base-cell-address="Self-assessment.E81"/>
    </style:style>
    <style:style style:name="ce75"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92]))))" style:apply-style-name="cf1" style:base-cell-address="Self-assessment.E92"/>
      <style:map style:condition="of:is-true-formula(NOT(ISERROR(SEARCH(&quot;Niet van toepassing&quot;;[.E92]))))" style:apply-style-name="cf2" style:base-cell-address="Self-assessment.E92"/>
      <style:map style:condition="of:is-true-formula(NOT(ISERROR(SEARCH(&quot;Nooit&quot;;[.E92]))))" style:apply-style-name="cf3" style:base-cell-address="Self-assessment.E92"/>
      <style:map style:condition="of:is-true-formula(NOT(ISERROR(SEARCH(&quot;Vaak&quot;;[.E92]))))" style:apply-style-name="cf4" style:base-cell-address="Self-assessment.E92"/>
      <style:map style:condition="of:is-true-formula(NOT(ISERROR(SEARCH(&quot;Altijd&quot;;[.E92]))))" style:apply-style-name="cf5" style:base-cell-address="Self-assessment.E92"/>
    </style:style>
    <style:style style:name="ce76" style:family="table-cell" style:parent-style-name="Default" style:data-style-name="N0">
      <style:table-cell-properties fo:border-top="none" fo:border-bottom="none" fo:border-left="none" fo:border-right="thin solid #000000" style:cell-protect="none"/>
      <style:map style:condition="of:is-true-formula(LEN(TRIM([.F92]))=0)" style:apply-style-name="cf6" style:base-cell-address="Self-assessment.F92"/>
    </style:style>
    <style:style style:name="ce77" style:family="table-cell" style:parent-style-name="Default" style:data-style-name="N0">
      <style:table-cell-properties fo:border-top="none" fo:border-bottom="none" fo:border-left="none" fo:border-right="thin solid #000000" style:cell-protect="none"/>
      <style:map style:condition="of:is-true-formula(LEN(TRIM([.F125]))=0)" style:apply-style-name="cf6" style:base-cell-address="Self-assessment.F125"/>
    </style:style>
    <style:style style:name="ce78"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25]))))" style:apply-style-name="cf1" style:base-cell-address="Self-assessment.E125"/>
      <style:map style:condition="of:is-true-formula(NOT(ISERROR(SEARCH(&quot;Niet van toepassing&quot;;[.E125]))))" style:apply-style-name="cf2" style:base-cell-address="Self-assessment.E125"/>
      <style:map style:condition="of:is-true-formula(NOT(ISERROR(SEARCH(&quot;Nooit&quot;;[.E125]))))" style:apply-style-name="cf3" style:base-cell-address="Self-assessment.E125"/>
      <style:map style:condition="of:is-true-formula(NOT(ISERROR(SEARCH(&quot;Vaak&quot;;[.E125]))))" style:apply-style-name="cf4" style:base-cell-address="Self-assessment.E125"/>
      <style:map style:condition="of:is-true-formula(NOT(ISERROR(SEARCH(&quot;Altijd&quot;;[.E125]))))" style:apply-style-name="cf5" style:base-cell-address="Self-assessment.E125"/>
    </style:style>
    <style:style style:name="ce79"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32]))))" style:apply-style-name="cf1" style:base-cell-address="Self-assessment.E132"/>
      <style:map style:condition="of:is-true-formula(NOT(ISERROR(SEARCH(&quot;Niet van toepassing&quot;;[.E132]))))" style:apply-style-name="cf2" style:base-cell-address="Self-assessment.E132"/>
      <style:map style:condition="of:is-true-formula(NOT(ISERROR(SEARCH(&quot;Nooit&quot;;[.E132]))))" style:apply-style-name="cf3" style:base-cell-address="Self-assessment.E132"/>
      <style:map style:condition="of:is-true-formula(NOT(ISERROR(SEARCH(&quot;Vaak&quot;;[.E132]))))" style:apply-style-name="cf4" style:base-cell-address="Self-assessment.E132"/>
      <style:map style:condition="of:is-true-formula(NOT(ISERROR(SEARCH(&quot;Altijd&quot;;[.E132]))))" style:apply-style-name="cf5" style:base-cell-address="Self-assessment.E132"/>
    </style:style>
    <style:style style:name="ce80" style:family="table-cell" style:parent-style-name="Default" style:data-style-name="N0">
      <style:table-cell-properties fo:border-top="none" fo:border-bottom="none" fo:border-left="none" fo:border-right="thin solid #000000" style:cell-protect="none"/>
      <style:map style:condition="of:is-true-formula(LEN(TRIM([.F132]))=0)" style:apply-style-name="cf6" style:base-cell-address="Self-assessment.F132"/>
    </style:style>
    <style:style style:name="ce81"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39]))))" style:apply-style-name="cf1" style:base-cell-address="Self-assessment.E139"/>
      <style:map style:condition="of:is-true-formula(NOT(ISERROR(SEARCH(&quot;Niet van toepassing&quot;;[.E139]))))" style:apply-style-name="cf2" style:base-cell-address="Self-assessment.E139"/>
      <style:map style:condition="of:is-true-formula(NOT(ISERROR(SEARCH(&quot;Nooit&quot;;[.E139]))))" style:apply-style-name="cf3" style:base-cell-address="Self-assessment.E139"/>
      <style:map style:condition="of:is-true-formula(NOT(ISERROR(SEARCH(&quot;Vaak&quot;;[.E139]))))" style:apply-style-name="cf4" style:base-cell-address="Self-assessment.E139"/>
      <style:map style:condition="of:is-true-formula(NOT(ISERROR(SEARCH(&quot;Altijd&quot;;[.E139]))))" style:apply-style-name="cf5" style:base-cell-address="Self-assessment.E139"/>
    </style:style>
    <style:style style:name="ce82" style:family="table-cell" style:parent-style-name="Default" style:data-style-name="N0">
      <style:table-cell-properties fo:border-top="none" fo:border-bottom="none" fo:border-left="none" fo:border-right="thin solid #000000" style:cell-protect="none"/>
      <style:map style:condition="of:is-true-formula(LEN(TRIM([.F139]))=0)" style:apply-style-name="cf6" style:base-cell-address="Self-assessment.F139"/>
    </style:style>
    <style:style style:name="ce83" style:family="table-cell" style:parent-style-name="Default" style:data-style-name="N0">
      <style:table-cell-properties fo:border-top="none" fo:border-bottom="none" fo:border-left="none" fo:border-right="thin solid #000000" style:cell-protect="none"/>
      <style:map style:condition="of:is-true-formula(LEN(TRIM([.F109]))=0)" style:apply-style-name="cf6" style:base-cell-address="Self-assessment.F109"/>
    </style:style>
    <style:style style:name="ce84"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09]))))" style:apply-style-name="cf1" style:base-cell-address="Self-assessment.E109"/>
      <style:map style:condition="of:is-true-formula(NOT(ISERROR(SEARCH(&quot;Niet van toepassing&quot;;[.E109]))))" style:apply-style-name="cf2" style:base-cell-address="Self-assessment.E109"/>
      <style:map style:condition="of:is-true-formula(NOT(ISERROR(SEARCH(&quot;Nooit&quot;;[.E109]))))" style:apply-style-name="cf3" style:base-cell-address="Self-assessment.E109"/>
      <style:map style:condition="of:is-true-formula(NOT(ISERROR(SEARCH(&quot;Vaak&quot;;[.E109]))))" style:apply-style-name="cf4" style:base-cell-address="Self-assessment.E109"/>
      <style:map style:condition="of:is-true-formula(NOT(ISERROR(SEARCH(&quot;Altijd&quot;;[.E109]))))" style:apply-style-name="cf5" style:base-cell-address="Self-assessment.E109"/>
    </style:style>
    <style:style style:name="ce85"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11]))))" style:apply-style-name="cf1" style:base-cell-address="Self-assessment.E111"/>
      <style:map style:condition="of:is-true-formula(NOT(ISERROR(SEARCH(&quot;Niet van toepassing&quot;;[.E111]))))" style:apply-style-name="cf2" style:base-cell-address="Self-assessment.E111"/>
      <style:map style:condition="of:is-true-formula(NOT(ISERROR(SEARCH(&quot;Nooit&quot;;[.E111]))))" style:apply-style-name="cf3" style:base-cell-address="Self-assessment.E111"/>
      <style:map style:condition="of:is-true-formula(NOT(ISERROR(SEARCH(&quot;Vaak&quot;;[.E111]))))" style:apply-style-name="cf4" style:base-cell-address="Self-assessment.E111"/>
      <style:map style:condition="of:is-true-formula(NOT(ISERROR(SEARCH(&quot;Altijd&quot;;[.E111]))))" style:apply-style-name="cf5" style:base-cell-address="Self-assessment.E111"/>
    </style:style>
    <style:style style:name="ce86" style:family="table-cell" style:parent-style-name="Default" style:data-style-name="N0">
      <style:table-cell-properties fo:border-top="none" fo:border-bottom="none" fo:border-left="none" fo:border-right="thin solid #000000" style:cell-protect="none"/>
      <style:map style:condition="of:is-true-formula(LEN(TRIM([.F111]))=0)" style:apply-style-name="cf6" style:base-cell-address="Self-assessment.F111"/>
    </style:style>
    <style:style style:name="ce87"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18]))))" style:apply-style-name="cf1" style:base-cell-address="Self-assessment.E118"/>
      <style:map style:condition="of:is-true-formula(NOT(ISERROR(SEARCH(&quot;Niet van toepassing&quot;;[.E118]))))" style:apply-style-name="cf2" style:base-cell-address="Self-assessment.E118"/>
      <style:map style:condition="of:is-true-formula(NOT(ISERROR(SEARCH(&quot;Nooit&quot;;[.E118]))))" style:apply-style-name="cf3" style:base-cell-address="Self-assessment.E118"/>
      <style:map style:condition="of:is-true-formula(NOT(ISERROR(SEARCH(&quot;Vaak&quot;;[.E118]))))" style:apply-style-name="cf4" style:base-cell-address="Self-assessment.E118"/>
      <style:map style:condition="of:is-true-formula(NOT(ISERROR(SEARCH(&quot;Altijd&quot;;[.E118]))))" style:apply-style-name="cf5" style:base-cell-address="Self-assessment.E118"/>
    </style:style>
    <style:style style:name="ce88" style:family="table-cell" style:parent-style-name="Default" style:data-style-name="N0">
      <style:table-cell-properties fo:border-top="none" fo:border-bottom="none" fo:border-left="none" fo:border-right="thin solid #000000" style:cell-protect="none"/>
      <style:map style:condition="of:is-true-formula(LEN(TRIM([.F118]))=0)" style:apply-style-name="cf6" style:base-cell-address="Self-assessment.F118"/>
    </style:style>
    <style:style style:name="ce89" style:family="table-cell" style:parent-style-name="Default" style:data-style-name="N0">
      <style:table-cell-properties fo:border-top="none" fo:border-bottom="none" fo:border-left="none" fo:border-right="thin solid #000000" style:cell-protect="none"/>
      <style:map style:condition="of:is-true-formula(LEN(TRIM([.F157]))=0)" style:apply-style-name="cf6" style:base-cell-address="Self-assessment.F157"/>
    </style:style>
    <style:style style:name="ce90"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57]))))" style:apply-style-name="cf1" style:base-cell-address="Self-assessment.E157"/>
      <style:map style:condition="of:is-true-formula(NOT(ISERROR(SEARCH(&quot;Niet van toepassing&quot;;[.E157]))))" style:apply-style-name="cf2" style:base-cell-address="Self-assessment.E157"/>
      <style:map style:condition="of:is-true-formula(NOT(ISERROR(SEARCH(&quot;Nooit&quot;;[.E157]))))" style:apply-style-name="cf3" style:base-cell-address="Self-assessment.E157"/>
      <style:map style:condition="of:is-true-formula(NOT(ISERROR(SEARCH(&quot;Vaak&quot;;[.E157]))))" style:apply-style-name="cf4" style:base-cell-address="Self-assessment.E157"/>
      <style:map style:condition="of:is-true-formula(NOT(ISERROR(SEARCH(&quot;Altijd&quot;;[.E157]))))" style:apply-style-name="cf5" style:base-cell-address="Self-assessment.E157"/>
    </style:style>
    <style:style style:name="ce91" style:family="table-cell" style:parent-style-name="Default" style:data-style-name="N0">
      <style:table-cell-properties fo:border-top="none" fo:border-bottom="thin solid #000000" fo:border-left="none" fo:border-right="thin solid #000000" style:cell-protect="none"/>
      <style:map style:condition="of:is-true-formula(LEN(TRIM([.F161]))=0)" style:apply-style-name="cf6" style:base-cell-address="Self-assessment.F161"/>
    </style:style>
    <style:style style:name="ce92" style:family="table-cell" style:parent-style-name="Default" style:data-style-name="N0">
      <style:table-cell-properties fo:border-top="none" fo:border-bottom="thin solid #000000" fo:border-left="thin solid #000000" fo:border-right="thin solid #000000" fo:background-color="#FFFF00" style:cell-protect="none"/>
      <style:map style:condition="of:is-true-formula(NOT(ISERROR(SEARCH(&quot;Soms&quot;;[.E161]))))" style:apply-style-name="cf1" style:base-cell-address="Self-assessment.E161"/>
      <style:map style:condition="of:is-true-formula(NOT(ISERROR(SEARCH(&quot;Niet van toepassing&quot;;[.E161]))))" style:apply-style-name="cf2" style:base-cell-address="Self-assessment.E161"/>
      <style:map style:condition="of:is-true-formula(NOT(ISERROR(SEARCH(&quot;Nooit&quot;;[.E161]))))" style:apply-style-name="cf3" style:base-cell-address="Self-assessment.E161"/>
      <style:map style:condition="of:is-true-formula(NOT(ISERROR(SEARCH(&quot;Vaak&quot;;[.E161]))))" style:apply-style-name="cf4" style:base-cell-address="Self-assessment.E161"/>
      <style:map style:condition="of:is-true-formula(NOT(ISERROR(SEARCH(&quot;Altijd&quot;;[.E161]))))" style:apply-style-name="cf5" style:base-cell-address="Self-assessment.E161"/>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Altijd&quot;;&quot;Vaak&quot;;&quot;Soms&quot;;&quot;Nooit&quot;;&quot;Niet van toepassing&quot;)">
          <table:help-message table:display="true"/>
          <table:error-message table:display="true"/>
        </table:content-validation>
      </table:content-validations>
      <table:table table:name="Self-assessment" table:style-name="ta1" table:protected="true">
        <table:table-column table:style-name="co1" table:default-cell-style-name="ce1"/>
        <table:table-column table:style-name="co2" table:default-cell-style-name="ce1"/>
        <table:table-column table:style-name="co3" table:default-cell-style-name="ce1"/>
        <table:table-column table:style-name="co4" table:default-cell-style-name="ce16"/>
        <table:table-column table:style-name="co5" table:default-cell-style-name="ce1"/>
        <table:table-column table:style-name="co6" table:default-cell-style-name="ce1"/>
        <table:table-column table:style-name="co1" table:number-columns-repeated="16378" table:default-cell-style-name="ce1"/>
        <table:table-row table:style-name="ro1">
          <table:table-cell office:value-type="string" table:style-name="ce2">
            <text:p>Onderstaande checklist kan gebruikt worden voor het uitvoeren van een self-assessment tegen de NeRDS Leidraad Softwareontwikkeling, 22-12-2025.</text:p>
          </table:table-cell>
          <table:table-cell table:number-columns-repeated="5" table:style-name="ce3"/>
          <table:table-cell table:style-name="ce4"/>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number-columns-spanned="4" table:number-rows-spanned="1" table:style-name="ce17"/>
          <table:covered-table-cell table:number-columns-repeated="3"/>
          <table:table-cell table:style-name="ce1"/>
        </table:table-row>
        <table:table-row table:style-name="ro2">
          <table:table-cell office:value-type="string" table:style-name="ce5">
            <text:p>Gebruik de 'Assessment' kolom om aan te geven in hoeverre je voldoet aan de criteria uit de Leidraad.</text:p>
          </table:table-cell>
          <table:table-cell table:number-columns-repeated="5" table:style-name="ce3"/>
          <table:table-cell table:number-columns-repeated="16377" table:style-name="ce4"/>
          <table:table-cell table:style-name="ce1"/>
        </table:table-row>
        <table:table-row table:style-name="ro2">
          <table:table-cell office:value-type="string" table:style-name="ce5">
            <text:p>De principes (P) bevatten richtlijnen (R). De richtlijnen bevatten elk criteria, verdeeld in twee groepen: de criteria voor het voldoen (V) aan de richtlijn en de criteria voor het echt goed (G) bezig zijn.</text:p>
          </table:table-cell>
          <table:table-cell table:number-columns-repeated="5" table:style-name="ce3"/>
          <table:table-cell table:number-columns-repeated="16377" table:style-name="ce4"/>
          <table:table-cell table:style-name="ce1"/>
        </table:table-row>
        <table:table-row table:style-name="ro2">
          <table:table-cell office:value-type="string" table:style-name="ce5">
            <text:p>Vul 'Altijd' in als je altijd of vrijwel altijd voldoet aan het criterium. Noteer bij opmerkingen wat er voor zorgt dat je altijd voldoet.</text:p>
          </table:table-cell>
          <table:table-cell table:number-columns-repeated="5" table:style-name="ce3"/>
          <table:table-cell table:number-columns-repeated="16377" table:style-name="ce4"/>
          <table:table-cell table:style-name="ce1"/>
        </table:table-row>
        <table:table-row table:style-name="ro2">
          <table:table-cell office:value-type="string" table:style-name="ce5">
            <text:p>Vul 'Vaak' in als je meer wel dan niet aan het criterium voldoet. Noteer bij opmerkingen wanneer niet.</text:p>
          </table:table-cell>
          <table:table-cell table:number-columns-repeated="5" table:style-name="ce3"/>
          <table:table-cell table:number-columns-repeated="16377" table:style-name="ce4"/>
          <table:table-cell table:style-name="ce1"/>
        </table:table-row>
        <table:table-row table:style-name="ro2">
          <table:table-cell office:value-type="string" table:style-name="ce5">
            <text:p>Vul 'Soms' in als meer niet dan wel aan het criterium voldoet. Noteer bij opmerkingen wanneer wel.</text:p>
          </table:table-cell>
          <table:table-cell table:number-columns-repeated="5" table:style-name="ce3"/>
          <table:table-cell table:number-columns-repeated="16377" table:style-name="ce4"/>
          <table:table-cell table:style-name="ce1"/>
        </table:table-row>
        <table:table-row table:style-name="ro2">
          <table:table-cell office:value-type="string" table:style-name="ce5">
            <text:p>Vul 'Nooit' in als je nooit of vrijwel nooit voldoet aan het criterium. Noteer bij opmerkingen wat er voor zorgt dat je nooit voldoet.</text:p>
          </table:table-cell>
          <table:table-cell table:number-columns-repeated="5" table:style-name="ce3"/>
          <table:table-cell table:number-columns-repeated="16377" table:style-name="ce4"/>
          <table:table-cell table:style-name="ce1"/>
        </table:table-row>
        <table:table-row table:style-name="ro2">
          <table:table-cell office:value-type="string" table:style-name="ce5">
            <text:p>Vul 'Niet van toepassing' in als een criterium permanent niet van toepassing is. Noteer bij opmerkingen waarom het criterium niet van toepassing is. Let op: gebruik 'Nooit' als je (nog) niet voldoet aan een criterium, maar dat wel gewenst is.</text:p>
          </table:table-cell>
          <table:table-cell table:number-columns-repeated="5" table:style-name="ce6"/>
          <table:table-cell table:number-columns-repeated="16377" table:style-name="ce7"/>
          <table:table-cell table:style-name="ce8"/>
        </table:table-row>
        <table:table-row table:style-name="ro2">
          <table:table-cell table:style-name="ce5"/>
          <table:table-cell table:number-columns-repeated="5" table:style-name="ce6"/>
          <table:table-cell table:number-columns-repeated="16377" table:style-name="ce7"/>
          <table:table-cell table:style-name="ce8"/>
        </table:table-row>
        <table:table-row table:style-name="ro3">
          <table:table-cell office:value-type="string" table:style-name="ce9">
            <text:p>Principe</text:p>
          </table:table-cell>
          <table:table-cell office:value-type="string" table:style-name="ce10">
            <text:p>Richtlijn</text:p>
          </table:table-cell>
          <table:table-cell office:value-type="string" table:style-name="ce10">
            <text:p>Criterium</text:p>
          </table:table-cell>
          <table:table-cell office:value-type="string" table:style-name="ce39">
            <text:p>Omschrijving</text:p>
          </table:table-cell>
          <table:table-cell office:value-type="string" table:style-name="ce46">
            <text:p>Assessment</text:p>
          </table:table-cell>
          <table:table-cell office:value-type="string" table:style-name="ce11">
            <text:p>Opmerkingen</text:p>
          </table:table-cell>
          <table:table-cell table:number-columns-repeated="16378" table:style-name="ce12"/>
        </table:table-row>
        <table:table-row table:style-name="ro4">
          <table:table-cell office:value-type="string" table:style-name="ce27">
            <text:p>P1</text:p>
          </table:table-cell>
          <table:table-cell table:number-columns-repeated="2" table:style-name="ce28"/>
          <table:table-cell office:value-type="string" table:style-name="ce40">
            <text:p>Werk vanuit de behoefte van de gebruiker</text:p>
          </table:table-cell>
          <table:table-cell table:style-name="ce47"/>
          <table:table-cell table:style-name="ce29"/>
          <table:table-cell table:number-columns-repeated="16378" table:style-name="ce13"/>
        </table:table-row>
        <table:table-row table:style-name="ro5">
          <table:table-cell table:style-name="ce30"/>
          <table:table-cell table:style-name="ce19"/>
          <table:table-cell office:value-type="string" table:style-name="ce19">
            <text:p>V1</text:p>
          </table:table-cell>
          <table:table-cell office:value-type="string" table:style-name="ce41">
            <text:p>Je voert regelmatig gebruikersonderzoek uit en verwerkt de inzichten in je backlog.</text:p>
          </table:table-cell>
          <table:table-cell table:content-validation-name="val1" table:style-name="ce51"/>
          <table:table-cell table:style-name="ce52"/>
          <table:table-cell table:number-columns-repeated="41" table:style-name="ce20"/>
          <table:table-cell table:style-name="ce19"/>
          <table:table-cell table:number-columns-repeated="16336" table:style-name="ce15"/>
        </table:table-row>
        <table:table-row table:style-name="ro5">
          <table:table-cell table:style-name="ce30"/>
          <table:table-cell table:style-name="ce19"/>
          <table:table-cell office:value-type="string" table:style-name="ce19">
            <text:p>V2</text:p>
          </table:table-cell>
          <table:table-cell office:value-type="string" table:style-name="ce41">
            <text:p>Je schrijft user stories vanuit het perspectief van de gebruiker.</text:p>
          </table:table-cell>
          <table:table-cell table:content-validation-name="val1" table:style-name="ce51"/>
          <table:table-cell table:style-name="ce52"/>
          <table:table-cell table:number-columns-repeated="41" table:style-name="ce20"/>
          <table:table-cell table:style-name="ce19"/>
          <table:table-cell table:number-columns-repeated="16336" table:style-name="ce15"/>
        </table:table-row>
        <table:table-row table:style-name="ro5">
          <table:table-cell table:style-name="ce30"/>
          <table:table-cell table:style-name="ce19"/>
          <table:table-cell office:value-type="string" table:style-name="ce19">
            <text:p>V3</text:p>
          </table:table-cell>
          <table:table-cell office:value-type="string" table:style-name="ce41">
            <text:p>Je valideert ontwikkelde functionaliteit met gebruikers.</text:p>
          </table:table-cell>
          <table:table-cell table:content-validation-name="val1" table:style-name="ce51"/>
          <table:table-cell table:style-name="ce52"/>
          <table:table-cell table:number-columns-repeated="41" table:style-name="ce20"/>
          <table:table-cell table:style-name="ce19"/>
          <table:table-cell table:number-columns-repeated="16336" table:style-name="ce15"/>
        </table:table-row>
        <table:table-row table:style-name="ro6">
          <table:table-cell table:style-name="ce32"/>
          <table:table-cell table:style-name="ce22"/>
          <table:table-cell office:value-type="string" table:style-name="ce22">
            <text:p>G1</text:p>
          </table:table-cell>
          <table:table-cell office:value-type="string" table:style-name="ce23">
            <text:p>Je hebt persona's ontwikkeld op basis van daadwerkelijk onderzoek.</text:p>
          </table:table-cell>
          <table:table-cell table:content-validation-name="val1" table:style-name="ce51"/>
          <table:table-cell table:style-name="ce52"/>
          <table:table-cell table:number-columns-repeated="16378" table:style-name="ce1"/>
        </table:table-row>
        <table:table-row table:style-name="ro6">
          <table:table-cell table:style-name="ce32"/>
          <table:table-cell table:style-name="ce22"/>
          <table:table-cell office:value-type="string" table:style-name="ce22">
            <text:p>G2</text:p>
          </table:table-cell>
          <table:table-cell office:value-type="string" table:style-name="ce23">
            <text:p>Je meet de gebruikerstevredenheid en gebruikt dit om je product te verbeteren.</text:p>
          </table:table-cell>
          <table:table-cell table:content-validation-name="val1" table:style-name="ce51"/>
          <table:table-cell table:style-name="ce52"/>
          <table:table-cell table:number-columns-repeated="16378" table:style-name="ce1"/>
        </table:table-row>
        <table:table-row table:style-name="ro6">
          <table:table-cell table:style-name="ce32"/>
          <table:table-cell table:style-name="ce22"/>
          <table:table-cell office:value-type="string" table:style-name="ce22">
            <text:p>G3</text:p>
          </table:table-cell>
          <table:table-cell office:value-type="string" table:style-name="ce23">
            <text:p>Je betrekt gebruikers actief bij het ontwikkelproces door regelmatige feedbacksessies.</text:p>
          </table:table-cell>
          <table:table-cell table:content-validation-name="val1" table:style-name="ce51"/>
          <table:table-cell table:style-name="ce52"/>
          <table:table-cell table:number-columns-repeated="16378"/>
        </table:table-row>
        <table:table-row table:style-name="ro7">
          <table:table-cell table:style-name="ce33"/>
          <table:table-cell office:value-type="string" table:style-name="ce26">
            <text:p>R1</text:p>
          </table:table-cell>
          <table:table-cell table:style-name="ce26"/>
          <table:table-cell office:value-type="string" table:style-name="ce42">
            <text:p>Niet-functionele eisen identificeren</text:p>
          </table:table-cell>
          <table:table-cell table:style-name="ce48"/>
          <table:table-cell table:style-name="ce34"/>
          <table:table-cell table:number-columns-repeated="16378" table:style-name="ce14"/>
        </table:table-row>
        <table:table-row table:style-name="ro6">
          <table:table-cell table:style-name="ce30"/>
          <table:table-cell table:style-name="ce19"/>
          <table:table-cell office:value-type="string" table:style-name="ce19">
            <text:p>V1</text:p>
          </table:table-cell>
          <table:table-cell office:value-type="string" table:style-name="ce43">
            <text:p>Je identificeert samen met belanghebbenden de niet-functionele eisen aan de software en legt deze vast.</text:p>
          </table:table-cell>
          <table:table-cell table:content-validation-name="val1" table:style-name="ce53"/>
          <table:table-cell table:style-name="ce54"/>
          <table:table-cell table:number-columns-repeated="16378"/>
        </table:table-row>
        <table:table-row table:style-name="ro6">
          <table:table-cell table:style-name="ce30"/>
          <table:table-cell table:style-name="ce19"/>
          <table:table-cell office:value-type="string" table:style-name="ce19">
            <text:p>V2</text:p>
          </table:table-cell>
          <table:table-cell office:value-type="string" table:style-name="ce43">
            <text:p>Je gebruikt de niet-functionele eisen als input voor architecturele keuzes, product backlog en testaanpak.</text:p>
          </table:table-cell>
          <table:table-cell table:content-validation-name="val1" table:style-name="ce53"/>
          <table:table-cell table:style-name="ce54"/>
          <table:table-cell table:number-columns-repeated="16378"/>
        </table:table-row>
        <table:table-row table:style-name="ro8">
          <table:table-cell table:style-name="ce32"/>
          <table:table-cell table:style-name="ce22"/>
          <table:table-cell office:value-type="string" table:style-name="ce22">
            <text:p>G1</text:p>
          </table:table-cell>
          <table:table-cell office:value-type="string" table:style-name="ce23">
            <text:p>Je bent in staat niet-functionele eisen via tussenproducten te traceren naar geautomatiseerde testresultaten, waarmee je geautomatiseerd kan aantonen dat de eisen zijn gerealiseerd.</text:p>
          </table:table-cell>
          <table:table-cell table:content-validation-name="val1" table:style-name="ce53"/>
          <table:table-cell table:style-name="ce54"/>
          <table:table-cell table:number-columns-repeated="16378"/>
        </table:table-row>
        <table:table-row table:style-name="ro4">
          <table:table-cell office:value-type="string" table:style-name="ce35">
            <text:p>P2</text:p>
          </table:table-cell>
          <table:table-cell table:number-columns-repeated="2" table:style-name="ce25"/>
          <table:table-cell office:value-type="string" table:style-name="ce44">
            <text:p>Maak producten toegankelijk en inclusief</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product voldoet aan WCAG 2.1 niveau AA.</text:p>
          </table:table-cell>
          <table:table-cell table:content-validation-name="val1" table:style-name="ce55"/>
          <table:table-cell table:style-name="ce56"/>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test regelmatig de toegankelijkheid met geautomatiseerde tools en screenreaders.</text:p>
          </table:table-cell>
          <table:table-cell table:content-validation-name="val1" table:style-name="ce55"/>
          <table:table-cell table:style-name="ce56"/>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betrekt toegankelijkheid vanaf het begin van het ontwerpproces.</text:p>
          </table:table-cell>
          <table:table-cell table:content-validation-name="val1" table:style-name="ce55"/>
          <table:table-cell table:style-name="ce56"/>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test met daadwerkelijke gebruikers met verschillende beperkingen.</text:p>
          </table:table-cell>
          <table:table-cell table:content-validation-name="val1" table:style-name="ce55"/>
          <table:table-cell table:style-name="ce56"/>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streeft naar WCAG 2.2 niveau AAA waar mogelijk.</text:p>
          </table:table-cell>
          <table:table-cell table:content-validation-name="val1" table:style-name="ce55"/>
          <table:table-cell table:style-name="ce56"/>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documenteert toegankelijkheidskeuzes en houdt een toegankelijkheidsverklaring bij.</text:p>
          </table:table-cell>
          <table:table-cell table:content-validation-name="val1" table:style-name="ce55"/>
          <table:table-cell table:style-name="ce56"/>
          <table:table-cell table:number-columns-repeated="16378" table:style-name="ce13"/>
        </table:table-row>
        <table:table-row table:style-name="ro4">
          <table:table-cell office:value-type="string" table:style-name="ce35">
            <text:p>P3</text:p>
          </table:table-cell>
          <table:table-cell table:number-columns-repeated="2" table:style-name="ce25"/>
          <table:table-cell office:value-type="string" table:style-name="ce44">
            <text:p>Wees transparant en gebruik open source</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3">
            <text:p>Je publiceert je code onder een open source licentie.</text:p>
          </table:table-cell>
          <table:table-cell table:content-validation-name="val1" table:style-name="ce61"/>
          <table:table-cell table:style-name="ce62"/>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3">
            <text:p>Je hebt een publieke repository met documentatie.</text:p>
          </table:table-cell>
          <table:table-cell table:content-validation-name="val1" table:style-name="ce61"/>
          <table:table-cell table:style-name="ce62"/>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3">
            <text:p>Je accepteert contributions van buiten je organisatie.</text:p>
          </table:table-cell>
          <table:table-cell table:content-validation-name="val1" table:style-name="ce61"/>
          <table:table-cell table:style-name="ce62"/>
          <table:table-cell table:number-columns-repeated="16378" table:style-name="ce13"/>
        </table:table-row>
        <table:table-row table:style-name="ro9">
          <table:table-cell table:style-name="ce30"/>
          <table:table-cell table:style-name="ce19"/>
          <table:table-cell office:value-type="string" table:style-name="ce19">
            <text:p>V4</text:p>
          </table:table-cell>
          <table:table-cell office:value-type="string" table:style-name="ce43">
            <text:p>Je gebruikt open source dependencies waar mogelijk.</text:p>
          </table:table-cell>
          <table:table-cell table:content-validation-name="val1" table:style-name="ce61"/>
          <table:table-cell table:style-name="ce62"/>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hebt een actieve community van contributors.</text:p>
          </table:table-cell>
          <table:table-cell table:content-validation-name="val1" table:style-name="ce61"/>
          <table:table-cell table:style-name="ce62"/>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publiceert alle nieuwe software standaard open source.</text:p>
          </table:table-cell>
          <table:table-cell table:content-validation-name="val1" table:style-name="ce61"/>
          <table:table-cell table:style-name="ce62"/>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draagt actief bij aan andere open source projecten.</text:p>
          </table:table-cell>
          <table:table-cell table:content-validation-name="val1" table:style-name="ce61"/>
          <table:table-cell table:style-name="ce62"/>
          <table:table-cell table:number-columns-repeated="16378" table:style-name="ce13"/>
        </table:table-row>
        <table:table-row table:style-name="ro9">
          <table:table-cell table:style-name="ce32"/>
          <table:table-cell table:style-name="ce22"/>
          <table:table-cell office:value-type="string" table:style-name="ce22">
            <text:p>G4</text:p>
          </table:table-cell>
          <table:table-cell office:value-type="string" table:style-name="ce23">
            <text:p>Je gebruikt tools om open source kwaliteit te borgen (zoals CII Best Practices Badge).</text:p>
          </table:table-cell>
          <table:table-cell table:content-validation-name="val1" table:style-name="ce61"/>
          <table:table-cell table:style-name="ce62"/>
          <table:table-cell table:number-columns-repeated="16378" table:style-name="ce13"/>
        </table:table-row>
        <table:table-row table:style-name="ro7">
          <table:table-cell table:style-name="ce33"/>
          <table:table-cell office:value-type="string" table:style-name="ce26">
            <text:p>R1</text:p>
          </table:table-cell>
          <table:table-cell table:style-name="ce26"/>
          <table:table-cell office:value-type="string" table:style-name="ce42">
            <text:p>Repository policy</text:p>
          </table:table-cell>
          <table:table-cell table:style-name="ce48"/>
          <table:table-cell table:style-name="ce34"/>
          <table:table-cell table:number-columns-repeated="16378" table:style-name="ce14"/>
        </table:table-row>
        <table:table-row table:style-name="ro6">
          <table:table-cell table:style-name="ce30"/>
          <table:table-cell table:style-name="ce19"/>
          <table:table-cell office:value-type="string" table:style-name="ce19">
            <text:p>V1</text:p>
          </table:table-cell>
          <table:table-cell office:value-type="string" table:style-name="ce43">
            <text:p>Je policy zorgt dat het eigenaarschap van de repository duidelijk is</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2</text:p>
          </table:table-cell>
          <table:table-cell office:value-type="string" table:style-name="ce43">
            <text:p>Je policy zorgt dat het duidelijk is hoe security incidenten gemeld kunnen worden.</text:p>
          </table:table-cell>
          <table:table-cell table:content-validation-name="val1" table:style-name="ce59"/>
          <table:table-cell table:style-name="ce60"/>
          <table:table-cell table:number-columns-repeated="16378"/>
        </table:table-row>
        <table:table-row table:style-name="ro8">
          <table:table-cell table:style-name="ce30"/>
          <table:table-cell table:style-name="ce19"/>
          <table:table-cell office:value-type="string" table:style-name="ce19">
            <text:p>V3</text:p>
          </table:table-cell>
          <table:table-cell office:value-type="string" table:style-name="ce43">
            <text:p>Je policy schrijft voor dat repositories een publiccode.yml bestand bevatten waarmee repositories 'discoverable' worden.</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4</text:p>
          </table:table-cell>
          <table:table-cell office:value-type="string" table:style-name="ce43">
            <text:p>Je policy schrijft een licentie voor of maakt duidelijk welke licenties acceptabel zijn voor je organisatie.</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5</text:p>
          </table:table-cell>
          <table:table-cell office:value-type="string" table:style-name="ce43">
            <text:p>Je policy schrijft een code of conduct voor.</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6</text:p>
          </table:table-cell>
          <table:table-cell office:value-type="string" table:style-name="ce43">
            <text:p>Je controleert regelmatig of de repositories van je organisatie voldoen aan de policy.</text:p>
          </table:table-cell>
          <table:table-cell table:content-validation-name="val1" table:style-name="ce59"/>
          <table:table-cell table:style-name="ce60"/>
          <table:table-cell table:number-columns-repeated="16378"/>
        </table:table-row>
        <table:table-row table:style-name="ro6">
          <table:table-cell table:style-name="ce32"/>
          <table:table-cell table:style-name="ce22"/>
          <table:table-cell office:value-type="string" table:style-name="ce22">
            <text:p>G1</text:p>
          </table:table-cell>
          <table:table-cell office:value-type="string" table:style-name="ce23">
            <text:p>Je automatiseert het controleren of repositories aan de policy voldoen.</text:p>
          </table:table-cell>
          <table:table-cell table:content-validation-name="val1" table:style-name="ce59"/>
          <table:table-cell table:style-name="ce60"/>
          <table:table-cell table:number-columns-repeated="16378"/>
        </table:table-row>
        <table:table-row table:style-name="ro4">
          <table:table-cell office:value-type="string" table:style-name="ce35">
            <text:p>P4</text:p>
          </table:table-cell>
          <table:table-cell table:number-columns-repeated="2" table:style-name="ce25"/>
          <table:table-cell office:value-type="string" table:style-name="ce44">
            <text:p>Maak gebruik van open standaarden</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3">
            <text:p>Je gebruikt standaarden van de "Pas toe of leg uit"-lijst.</text:p>
          </table:table-cell>
          <table:table-cell table:content-validation-name="val1" table:style-name="ce63"/>
          <table:table-cell table:style-name="ce64"/>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3">
            <text:p>Je hebt een gedocumenteerde rationale als je afwijkt van open standaarden.</text:p>
          </table:table-cell>
          <table:table-cell table:content-validation-name="val1" table:style-name="ce63"/>
          <table:table-cell table:style-name="ce64"/>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3">
            <text:p>Je nieuwe API's volgen de API Design Rules.</text:p>
          </table:table-cell>
          <table:table-cell table:content-validation-name="val1" table:style-name="ce63"/>
          <table:table-cell table:style-name="ce64"/>
          <table:table-cell table:number-columns-repeated="16378" table:style-name="ce13"/>
        </table:table-row>
        <table:table-row table:style-name="ro9">
          <table:table-cell table:style-name="ce30"/>
          <table:table-cell table:style-name="ce19"/>
          <table:table-cell office:value-type="string" table:style-name="ce19">
            <text:p>V4</text:p>
          </table:table-cell>
          <table:table-cell office:value-type="string" table:style-name="ce43">
            <text:p>Je data is gestructureerd volgens erkende standaarden.</text:p>
          </table:table-cell>
          <table:table-cell table:content-validation-name="val1" table:style-name="ce63"/>
          <table:table-cell table:style-name="ce64"/>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draagt actief bij aan de ontwikkeling van open standaarden.</text:p>
          </table:table-cell>
          <table:table-cell table:content-validation-name="val1" table:style-name="ce63"/>
          <table:table-cell table:style-name="ce64"/>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deelt je implementatie-ervaringen met de community.</text:p>
          </table:table-cell>
          <table:table-cell table:content-validation-name="val1" table:style-name="ce63"/>
          <table:table-cell table:style-name="ce64"/>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hebt een architectuurboard dat standaarden bewaakt.</text:p>
          </table:table-cell>
          <table:table-cell table:content-validation-name="val1" table:style-name="ce63"/>
          <table:table-cell table:style-name="ce64"/>
          <table:table-cell table:number-columns-repeated="16378" table:style-name="ce13"/>
        </table:table-row>
        <table:table-row table:style-name="ro9">
          <table:table-cell table:style-name="ce32"/>
          <table:table-cell table:style-name="ce22"/>
          <table:table-cell office:value-type="string" table:style-name="ce22">
            <text:p>G4</text:p>
          </table:table-cell>
          <table:table-cell office:value-type="string" table:style-name="ce23">
            <text:p>Je test interoperabiliteit met andere systemen.</text:p>
          </table:table-cell>
          <table:table-cell table:content-validation-name="val1" table:style-name="ce63"/>
          <table:table-cell table:style-name="ce64"/>
          <table:table-cell table:number-columns-repeated="16378" table:style-name="ce13"/>
        </table:table-row>
        <table:table-row table:style-name="ro4">
          <table:table-cell office:value-type="string" table:style-name="ce35">
            <text:p>P5</text:p>
          </table:table-cell>
          <table:table-cell table:number-columns-repeated="2" table:style-name="ce25"/>
          <table:table-cell office:value-type="string" table:style-name="ce44">
            <text:p>Cloud-native softwareontwikkeling</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3">
            <text:p>Je applicaties zijn gecontaineriseerd en draaien op een container orchestratie platform.</text:p>
          </table:table-cell>
          <table:table-cell table:content-validation-name="val1" table:style-name="ce65"/>
          <table:table-cell table:style-name="ce66"/>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3">
            <text:p>Je hebt geautomatiseerde CI/CD pipelines.</text:p>
          </table:table-cell>
          <table:table-cell table:content-validation-name="val1" table:style-name="ce65"/>
          <table:table-cell table:style-name="ce66"/>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gebruikt Infrastructure as Code voor het beheren van je infrastructuur.</text:p>
          </table:table-cell>
          <table:table-cell table:content-validation-name="val1" table:style-name="ce65"/>
          <table:table-cell table:style-name="ce66"/>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hebt monitoring en observability geïmplementeerd voor je cloud-native applicaties.</text:p>
          </table:table-cell>
          <table:table-cell table:content-validation-name="val1" table:style-name="ce65"/>
          <table:table-cell table:style-name="ce66"/>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past chaos engineering toe om de veerkracht van je systeem te testen.</text:p>
          </table:table-cell>
          <table:table-cell table:content-validation-name="val1" table:style-name="ce65"/>
          <table:table-cell table:style-name="ce66"/>
          <table:table-cell table:number-columns-repeated="16378" table:style-name="ce13"/>
        </table:table-row>
        <table:table-row table:style-name="ro4">
          <table:table-cell office:value-type="string" table:style-name="ce35">
            <text:p>P6</text:p>
          </table:table-cell>
          <table:table-cell table:number-columns-repeated="2" table:style-name="ce25"/>
          <table:table-cell office:value-type="string" table:style-name="ce44">
            <text:p>Beveilig systemen en data</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3">
            <text:p>Je hebt security tools geïntegreerd in je CI/CD pipeline.</text:p>
          </table:table-cell>
          <table:table-cell table:content-validation-name="val1" table:style-name="ce57"/>
          <table:table-cell table:style-name="ce58"/>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3">
            <text:p>Je voert regelmatig security assessments en pentesten uit.</text:p>
          </table:table-cell>
          <table:table-cell table:content-validation-name="val1" table:style-name="ce57"/>
          <table:table-cell table:style-name="ce58"/>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3">
            <text:p>Je past Security by Design principes toe.</text:p>
          </table:table-cell>
          <table:table-cell table:content-validation-name="val1" table:style-name="ce57"/>
          <table:table-cell table:style-name="ce58"/>
          <table:table-cell table:number-columns-repeated="16378" table:style-name="ce13"/>
        </table:table-row>
        <table:table-row table:style-name="ro9">
          <table:table-cell table:style-name="ce30"/>
          <table:table-cell table:style-name="ce19"/>
          <table:table-cell office:value-type="string" table:style-name="ce19">
            <text:p>V4</text:p>
          </table:table-cell>
          <table:table-cell office:value-type="string" table:style-name="ce43">
            <text:p>Je monitort actief op security incidenten en kwetsbaarheden.</text:p>
          </table:table-cell>
          <table:table-cell table:content-validation-name="val1" table:style-name="ce57"/>
          <table:table-cell table:style-name="ce58"/>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hebt een Security Operations Center (SOC) of SIEM ingericht.</text:p>
          </table:table-cell>
          <table:table-cell table:content-validation-name="val1" table:style-name="ce57"/>
          <table:table-cell table:style-name="ce58"/>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voert regelmatig threat modeling sessies uit.</text:p>
          </table:table-cell>
          <table:table-cell table:content-validation-name="val1" table:style-name="ce57"/>
          <table:table-cell table:style-name="ce58"/>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hebt een incident response plan en test dit regelmatig.</text:p>
          </table:table-cell>
          <table:table-cell table:content-validation-name="val1" table:style-name="ce57"/>
          <table:table-cell table:style-name="ce58"/>
          <table:table-cell table:number-columns-repeated="16378" table:style-name="ce13"/>
        </table:table-row>
        <table:table-row table:style-name="ro9">
          <table:table-cell table:style-name="ce32"/>
          <table:table-cell table:style-name="ce22"/>
          <table:table-cell office:value-type="string" table:style-name="ce22">
            <text:p>G4</text:p>
          </table:table-cell>
          <table:table-cell office:value-type="string" table:style-name="ce23">
            <text:p>Je deelt security knowledge en leermomenten met andere overheidsorganisaties.</text:p>
          </table:table-cell>
          <table:table-cell table:content-validation-name="val1" table:style-name="ce57"/>
          <table:table-cell table:style-name="ce58"/>
          <table:table-cell table:number-columns-repeated="16378" table:style-name="ce13"/>
        </table:table-row>
        <table:table-row table:style-name="ro7">
          <table:table-cell table:style-name="ce33"/>
          <table:table-cell office:value-type="string" table:style-name="ce26">
            <text:p>R1</text:p>
          </table:table-cell>
          <table:table-cell table:style-name="ce26"/>
          <table:table-cell office:value-type="string" table:style-name="ce42">
            <text:p>Integreer applicatie security tools in de pijplijn</text:p>
          </table:table-cell>
          <table:table-cell table:style-name="ce48"/>
          <table:table-cell table:style-name="ce34"/>
          <table:table-cell table:number-columns-repeated="16378" table:style-name="ce14"/>
        </table:table-row>
        <table:table-row table:style-name="ro8">
          <table:table-cell table:style-name="ce30"/>
          <table:table-cell table:style-name="ce19"/>
          <table:table-cell office:value-type="string" table:style-name="ce19">
            <text:p>V1</text:p>
          </table:table-cell>
          <table:table-cell office:value-type="string" table:style-name="ce43">
            <text:p>Je hebt voor elk van de genoemde types applicatie security tools minimaal één tool in de pijplijn geïntegreerd.</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2</text:p>
          </table:table-cell>
          <table:table-cell office:value-type="string" table:style-name="ce43">
            <text:p>Je analyseert de uitkomsten en prioriteert de kwetsbaarheden op basis van risico.</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3</text:p>
          </table:table-cell>
          <table:table-cell office:value-type="string" table:style-name="ce43">
            <text:p>Je update regelmatig dependencies.</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4</text:p>
          </table:table-cell>
          <table:table-cell office:value-type="string" table:style-name="ce43">
            <text:p>Je bewaakt dat de software compositie analyse regelmatig draait.</text:p>
          </table:table-cell>
          <table:table-cell table:content-validation-name="val1" table:style-name="ce59"/>
          <table:table-cell table:style-name="ce60"/>
          <table:table-cell table:number-columns-repeated="16378"/>
        </table:table-row>
        <table:table-row table:style-name="ro8">
          <table:table-cell table:style-name="ce32"/>
          <table:table-cell table:style-name="ce22"/>
          <table:table-cell office:value-type="string" table:style-name="ce22">
            <text:p>G1</text:p>
          </table:table-cell>
          <table:table-cell office:value-type="string" table:style-name="ce23">
            <text:p>Je monitort de verschillende tools met behulp van een overkoepelend kwaliteitsdashboard zoals Quality-time.</text:p>
          </table:table-cell>
          <table:table-cell table:content-validation-name="val1" table:style-name="ce59"/>
          <table:table-cell table:style-name="ce60"/>
          <table:table-cell table:number-columns-repeated="16378"/>
        </table:table-row>
        <table:table-row table:style-name="ro7">
          <table:table-cell table:style-name="ce33"/>
          <table:table-cell office:value-type="string" table:style-name="ce26">
            <text:p>R2</text:p>
          </table:table-cell>
          <table:table-cell table:style-name="ce26"/>
          <table:table-cell office:value-type="string" table:style-name="ce42">
            <text:p>Gebruik van PKIoverheid-certificaten</text:p>
          </table:table-cell>
          <table:table-cell table:style-name="ce48"/>
          <table:table-cell table:style-name="ce34"/>
          <table:table-cell table:number-columns-repeated="16378" table:style-name="ce14"/>
        </table:table-row>
        <table:table-row table:style-name="ro6">
          <table:table-cell table:style-name="ce30"/>
          <table:table-cell table:style-name="ce19"/>
          <table:table-cell office:value-type="string" table:style-name="ce19">
            <text:p>V1</text:p>
          </table:table-cell>
          <table:table-cell office:value-type="string" table:style-name="ce43">
            <text:p>De koppelingen met externe systemen gebruiken PKIoverheid-certificaten waar nodig</text:p>
          </table:table-cell>
          <table:table-cell table:content-validation-name="val1" table:style-name="ce59"/>
          <table:table-cell table:style-name="ce60"/>
          <table:table-cell table:number-columns-repeated="16378"/>
        </table:table-row>
        <table:table-row table:style-name="ro8">
          <table:table-cell table:style-name="ce30"/>
          <table:table-cell table:style-name="ce19"/>
          <table:table-cell office:value-type="string" table:style-name="ce19">
            <text:p>V2</text:p>
          </table:table-cell>
          <table:table-cell office:value-type="string" table:style-name="ce43">
            <text:p>Je voert de relevante controles uit op de certificaten van je communicatiepartner(s), zoals op OIN en revocatiestatus.</text:p>
          </table:table-cell>
          <table:table-cell table:content-validation-name="val1" table:style-name="ce59"/>
          <table:table-cell table:style-name="ce60"/>
          <table:table-cell table:number-columns-repeated="16378"/>
        </table:table-row>
        <table:table-row table:style-name="ro6">
          <table:table-cell table:style-name="ce32"/>
          <table:table-cell table:style-name="ce22"/>
          <table:table-cell office:value-type="string" table:style-name="ce22">
            <text:p>G1</text:p>
          </table:table-cell>
          <table:table-cell office:value-type="string" table:style-name="ce23">
            <text:p>Je organisatie werkt volgens richtlijnen en processen in de omgang met certificaten.</text:p>
          </table:table-cell>
          <table:table-cell table:content-validation-name="val1" table:style-name="ce59"/>
          <table:table-cell table:style-name="ce60"/>
          <table:table-cell table:number-columns-repeated="16378"/>
        </table:table-row>
        <table:table-row table:style-name="ro4">
          <table:table-cell office:value-type="string" table:style-name="ce35">
            <text:p>P7</text:p>
          </table:table-cell>
          <table:table-cell table:number-columns-repeated="2" table:style-name="ce25"/>
          <table:table-cell office:value-type="string" table:style-name="ce44">
            <text:p>Neem privacy als uitgangspunt</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hebt een DPIA uitgevoerd voor verwerkingen met hoog risico.</text:p>
          </table:table-cell>
          <table:table-cell table:content-validation-name="val1" table:style-name="ce74"/>
          <table:table-cell table:style-name="ce73"/>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past dataminimalisatie toe en bewaart gegevens niet langer dan nodig.</text:p>
          </table:table-cell>
          <table:table-cell table:content-validation-name="val1" table:style-name="ce74"/>
          <table:table-cell table:style-name="ce73"/>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hebt passende beveiligingsmaatregelen getroffen zoals encryptie.</text:p>
          </table:table-cell>
          <table:table-cell table:content-validation-name="val1" table:style-name="ce74"/>
          <table:table-cell table:style-name="ce73"/>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gebruikt Privacy Enhancing Technologies (PETs) waar mogelijk.</text:p>
          </table:table-cell>
          <table:table-cell table:content-validation-name="val1" table:style-name="ce74"/>
          <table:table-cell table:style-name="ce73"/>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hebt verwerkingsovereenkomsten gesloten met alle verwerkers.</text:p>
          </table:table-cell>
          <table:table-cell table:content-validation-name="val1" table:style-name="ce74"/>
          <table:table-cell table:style-name="ce73"/>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faciliteert de uitoefening van privacy-rechten van betrokkenen (inzage, correctie, verwijdering).</text:p>
          </table:table-cell>
          <table:table-cell table:content-validation-name="val1" table:style-name="ce74"/>
          <table:table-cell table:style-name="ce73"/>
          <table:table-cell table:number-columns-repeated="16378" table:style-name="ce13"/>
        </table:table-row>
        <table:table-row table:style-name="ro7">
          <table:table-cell table:style-name="ce33"/>
          <table:table-cell office:value-type="string" table:style-name="ce26">
            <text:p>R1</text:p>
          </table:table-cell>
          <table:table-cell table:style-name="ce26"/>
          <table:table-cell office:value-type="string" table:style-name="ce42">
            <text:p>Verwerken van het burgerservicenummer</text:p>
          </table:table-cell>
          <table:table-cell table:style-name="ce48"/>
          <table:table-cell table:style-name="ce34"/>
          <table:table-cell table:number-columns-repeated="16378" table:style-name="ce14"/>
        </table:table-row>
        <table:table-row table:style-name="ro6">
          <table:table-cell table:style-name="ce30"/>
          <table:table-cell table:style-name="ce19"/>
          <table:table-cell office:value-type="string" table:style-name="ce19">
            <text:p>V1</text:p>
          </table:table-cell>
          <table:table-cell office:value-type="string" table:style-name="ce43">
            <text:p>De omgang van het bsn in de applicatie is in lijn met wat in de DPIA is beoordeeld en gedocumenteerd.</text:p>
          </table:table-cell>
          <table:table-cell table:content-validation-name="val1" table:style-name="ce59"/>
          <table:table-cell table:style-name="ce60"/>
          <table:table-cell table:number-columns-repeated="16378"/>
        </table:table-row>
        <table:table-row table:style-name="ro8">
          <table:table-cell table:style-name="ce30"/>
          <table:table-cell table:style-name="ce19"/>
          <table:table-cell office:value-type="string" table:style-name="ce19">
            <text:p>V2</text:p>
          </table:table-cell>
          <table:table-cell office:value-type="string" table:style-name="ce43">
            <text:p>Bij iedere wijziging aan de software overdenk je bewust eventuele privacy-implicaties en als die er (kunnen) zijn bespreek je die met de privacy officer.</text:p>
          </table:table-cell>
          <table:table-cell table:content-validation-name="val1" table:style-name="ce59"/>
          <table:table-cell table:style-name="ce60"/>
          <table:table-cell table:number-columns-repeated="16378"/>
        </table:table-row>
        <table:table-row table:style-name="ro8">
          <table:table-cell table:style-name="ce32"/>
          <table:table-cell table:style-name="ce22"/>
          <table:table-cell office:value-type="string" table:style-name="ce22">
            <text:p>G1</text:p>
          </table:table-cell>
          <table:table-cell office:value-type="string" table:style-name="ce23">
            <text:p>Samen met andere rollen zoals architect, privacy officer en security officer overweeg je gebruik van Privacy Enhancing Technology. Gebruik bijvoorbeeld deze verdiepingshandleiding van het CIP.</text:p>
          </table:table-cell>
          <table:table-cell table:content-validation-name="val1" table:style-name="ce59"/>
          <table:table-cell table:style-name="ce60"/>
          <table:table-cell table:number-columns-repeated="16378"/>
        </table:table-row>
        <table:table-row table:style-name="ro4">
          <table:table-cell office:value-type="string" table:style-name="ce35">
            <text:p>P8</text:p>
          </table:table-cell>
          <table:table-cell table:number-columns-repeated="2" table:style-name="ce25"/>
          <table:table-cell office:value-type="string" table:style-name="ce44">
            <text:p>Deel, hergebruik en werk samen</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zoekt actief naar bestaande oplossingen voordat je zelf iets bouwt.</text:p>
          </table:table-cell>
          <table:table-cell table:content-validation-name="val1" table:style-name="ce75"/>
          <table:table-cell table:style-name="ce76"/>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publiceert je open source code met een publiccode.yml bestand.</text:p>
          </table:table-cell>
          <table:table-cell table:content-validation-name="val1" table:style-name="ce75"/>
          <table:table-cell table:style-name="ce76"/>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documenteert je code en API's zodat anderen deze kunnen hergebruiken.</text:p>
          </table:table-cell>
          <table:table-cell table:content-validation-name="val1" table:style-name="ce75"/>
          <table:table-cell table:style-name="ce76"/>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draagt actief bij aan bestaande open source projecten.</text:p>
          </table:table-cell>
          <table:table-cell table:content-validation-name="val1" table:style-name="ce75"/>
          <table:table-cell table:style-name="ce76"/>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gebruikt het NL Design System voor front-end componenten.</text:p>
          </table:table-cell>
          <table:table-cell table:content-validation-name="val1" table:style-name="ce75"/>
          <table:table-cell table:style-name="ce76"/>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deelt je ervaringen en leermomenten met andere overheidsorganisaties.</text:p>
          </table:table-cell>
          <table:table-cell table:content-validation-name="val1" table:style-name="ce75"/>
          <table:table-cell table:style-name="ce76"/>
          <table:table-cell table:number-columns-repeated="16378" table:style-name="ce13"/>
        </table:table-row>
        <table:table-row table:style-name="ro7">
          <table:table-cell table:style-name="ce33"/>
          <table:table-cell office:value-type="string" table:style-name="ce26">
            <text:p>R1</text:p>
          </table:table-cell>
          <table:table-cell table:style-name="ce26"/>
          <table:table-cell office:value-type="string" table:style-name="ce42">
            <text:p>Software beheerst overdragen</text:p>
          </table:table-cell>
          <table:table-cell table:style-name="ce48"/>
          <table:table-cell table:style-name="ce34"/>
          <table:table-cell table:number-columns-repeated="16378" table:style-name="ce14"/>
        </table:table-row>
        <table:table-row table:style-name="ro9">
          <table:table-cell table:style-name="ce30"/>
          <table:table-cell table:style-name="ce19"/>
          <table:table-cell office:value-type="string" table:style-name="ce19">
            <text:p>V1</text:p>
          </table:table-cell>
          <table:table-cell office:value-type="string" table:style-name="ce41">
            <text:p>Als je software overdraagt voldoet deze aan de criteria uit de NEN NPR 5325.</text:p>
          </table:table-cell>
          <table:table-cell table:content-validation-name="val1" table:style-name="ce68"/>
          <table:table-cell table:style-name="ce67"/>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Als je software krijgt overgedragen voldoet deze aan de criteria uit de NEN NPR 5325.</text:p>
          </table:table-cell>
          <table:table-cell table:content-validation-name="val1" table:style-name="ce68"/>
          <table:table-cell table:style-name="ce67"/>
          <table:table-cell table:number-columns-repeated="16378" table:style-name="ce13"/>
        </table:table-row>
        <table:table-row table:style-name="ro10">
          <table:table-cell table:style-name="ce30"/>
          <table:table-cell table:style-name="ce19"/>
          <table:table-cell office:value-type="string" table:style-name="ce19">
            <text:p>V3</text:p>
          </table:table-cell>
          <table:table-cell office:value-type="string" table:style-name="ce43">
            <text:p>Ontvangende en latende partij hebben afspraken gemaakt over de voorbereiding van de overdracht, de kennisoverdracht, de overdracht van de software zelf en de nazorg.</text:p>
          </table:table-cell>
          <table:table-cell table:content-validation-name="val1" table:style-name="ce68"/>
          <table:table-cell table:style-name="ce67"/>
          <table:table-cell table:number-columns-repeated="16378" table:style-name="ce13"/>
        </table:table-row>
        <table:table-row table:style-name="ro11">
          <table:table-cell table:style-name="ce32"/>
          <table:table-cell table:style-name="ce22"/>
          <table:table-cell office:value-type="string" table:style-name="ce22">
            <text:p>G1</text:p>
          </table:table-cell>
          <table:table-cell office:value-type="string" table:style-name="ce23">
            <text:p>Je zorgt voor een warme overdracht door een of meer developers van de ontvangende partij voor de daadwerkelijke overdracht een tijdje te laten meedraaien bij de latende partij en door developers van de latende partij na de overdracht een tijdje te laten meewerken bij de ontvangende partij.</text:p>
          </table:table-cell>
          <table:table-cell table:content-validation-name="val1" table:style-name="ce69"/>
          <table:table-cell table:style-name="ce70"/>
          <table:table-cell table:number-columns-repeated="16378" table:style-name="ce13"/>
        </table:table-row>
        <table:table-row table:style-name="ro10">
          <table:table-cell table:style-name="ce32"/>
          <table:table-cell table:style-name="ce22"/>
          <table:table-cell office:value-type="string" table:style-name="ce22">
            <text:p>G2</text:p>
          </table:table-cell>
          <table:table-cell office:value-type="string" table:style-name="ce23">
            <text:p>Je toetst periodiek of je software voldoet aan de richtlijnen uit de NEN NPR 5325, zelfs als er op korte termijn geen overdracht is voorzien.</text:p>
          </table:table-cell>
          <table:table-cell table:content-validation-name="val1" table:style-name="ce69"/>
          <table:table-cell table:style-name="ce70"/>
          <table:table-cell table:number-columns-repeated="16378" table:style-name="ce13"/>
        </table:table-row>
        <table:table-row table:style-name="ro7">
          <table:table-cell table:style-name="ce33"/>
          <table:table-cell office:value-type="string" table:style-name="ce26">
            <text:p>R2</text:p>
          </table:table-cell>
          <table:table-cell table:style-name="ce26"/>
          <table:table-cell office:value-type="string" table:style-name="ce42">
            <text:p>Onboarding developers</text:p>
          </table:table-cell>
          <table:table-cell table:style-name="ce48"/>
          <table:table-cell table:style-name="ce34"/>
          <table:table-cell table:number-columns-repeated="16378" table:style-name="ce14"/>
        </table:table-row>
        <table:table-row table:style-name="ro6">
          <table:table-cell table:style-name="ce30"/>
          <table:table-cell table:style-name="ce19"/>
          <table:table-cell office:value-type="string" table:style-name="ce19">
            <text:p>V1</text:p>
          </table:table-cell>
          <table:table-cell office:value-type="string" table:style-name="ce43">
            <text:p>Je wijst nieuwe developers een buddy toe</text:p>
          </table:table-cell>
          <table:table-cell table:content-validation-name="val1" table:style-name="ce71"/>
          <table:table-cell table:style-name="ce72"/>
          <table:table-cell table:number-columns-repeated="16378"/>
        </table:table-row>
        <table:table-row table:style-name="ro6">
          <table:table-cell table:style-name="ce30"/>
          <table:table-cell table:style-name="ce19"/>
          <table:table-cell office:value-type="string" table:style-name="ce19">
            <text:p>V2</text:p>
          </table:table-cell>
          <table:table-cell office:value-type="string" table:style-name="ce43">
            <text:p>Nieuwe developers volgen kort na start een onboarding sessie</text:p>
          </table:table-cell>
          <table:table-cell table:content-validation-name="val1" table:style-name="ce71"/>
          <table:table-cell table:style-name="ce72"/>
          <table:table-cell table:number-columns-repeated="16378"/>
        </table:table-row>
        <table:table-row table:style-name="ro6">
          <table:table-cell table:style-name="ce30"/>
          <table:table-cell table:style-name="ce19"/>
          <table:table-cell office:value-type="string" table:style-name="ce19">
            <text:p>V3</text:p>
          </table:table-cell>
          <table:table-cell office:value-type="string" table:style-name="ce43">
            <text:p>Je hebt een onboarding guide voor nieuwe developers</text:p>
          </table:table-cell>
          <table:table-cell table:content-validation-name="val1" table:style-name="ce71"/>
          <table:table-cell table:style-name="ce72"/>
          <table:table-cell table:number-columns-repeated="16378"/>
        </table:table-row>
        <table:table-row table:style-name="ro6">
          <table:table-cell table:style-name="ce30"/>
          <table:table-cell table:style-name="ce19"/>
          <table:table-cell office:value-type="string" table:style-name="ce19">
            <text:p>V4</text:p>
          </table:table-cell>
          <table:table-cell office:value-type="string" table:style-name="ce43">
            <text:p>Nieuwe developers gebruiken de onboarding guide</text:p>
          </table:table-cell>
          <table:table-cell table:content-validation-name="val1" table:style-name="ce71"/>
          <table:table-cell table:style-name="ce72"/>
          <table:table-cell table:number-columns-repeated="16378"/>
        </table:table-row>
        <table:table-row table:style-name="ro9">
          <table:table-cell table:style-name="ce32"/>
          <table:table-cell table:style-name="ce22"/>
          <table:table-cell office:value-type="string" table:style-name="ce22">
            <text:p>G1</text:p>
          </table:table-cell>
          <table:table-cell office:value-type="string" table:style-name="ce23">
            <text:p>Je gebruikt de ervaringen van nieuwe developers om de onboarding guide te verbeteren</text:p>
          </table:table-cell>
          <table:table-cell table:content-validation-name="val1" table:style-name="ce84"/>
          <table:table-cell table:style-name="ce83"/>
          <table:table-cell table:number-columns-repeated="16378" table:style-name="ce13"/>
        </table:table-row>
        <table:table-row table:style-name="ro4">
          <table:table-cell office:value-type="string" table:style-name="ce35">
            <text:p>P9</text:p>
          </table:table-cell>
          <table:table-cell table:number-columns-repeated="2" table:style-name="ce25"/>
          <table:table-cell office:value-type="string" table:style-name="ce44">
            <text:p>Integreer technologie in bestaande systemen</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nieuwe systemen bieden API's aan voor integratie met andere systemen.</text:p>
          </table:table-cell>
          <table:table-cell table:content-validation-name="val1" table:style-name="ce85"/>
          <table:table-cell table:style-name="ce86"/>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documenteert de API's helder en compleet.</text:p>
          </table:table-cell>
          <table:table-cell table:content-validation-name="val1" table:style-name="ce85"/>
          <table:table-cell table:style-name="ce86"/>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test de integraties grondig voordat je live gaat.</text:p>
          </table:table-cell>
          <table:table-cell table:content-validation-name="val1" table:style-name="ce85"/>
          <table:table-cell table:style-name="ce86"/>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hebt een API-strategie en governance proces ingericht.</text:p>
          </table:table-cell>
          <table:table-cell table:content-validation-name="val1" table:style-name="ce85"/>
          <table:table-cell table:style-name="ce86"/>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monitort het gebruik en de performance van je API's.</text:p>
          </table:table-cell>
          <table:table-cell table:content-validation-name="val1" table:style-name="ce85"/>
          <table:table-cell table:style-name="ce86"/>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versioned je API's zodat bestaande integraties blijven werken bij aanpassingen.</text:p>
          </table:table-cell>
          <table:table-cell table:content-validation-name="val1" table:style-name="ce85"/>
          <table:table-cell table:style-name="ce86"/>
          <table:table-cell table:number-columns-repeated="16378" table:style-name="ce13"/>
        </table:table-row>
        <table:table-row table:style-name="ro4">
          <table:table-cell office:value-type="string" table:style-name="ce35">
            <text:p>P10</text:p>
          </table:table-cell>
          <table:table-cell table:number-columns-repeated="2" table:style-name="ce25"/>
          <table:table-cell office:value-type="string" table:style-name="ce44">
            <text:p>Werk agile en verhoog de slagingskans</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werkt in korte iteraties en levert regelmatig werkende software op.</text:p>
          </table:table-cell>
          <table:table-cell table:content-validation-name="val1" table:style-name="ce87"/>
          <table:table-cell table:style-name="ce88"/>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organiseert stand-ups en retrospectives.</text:p>
          </table:table-cell>
          <table:table-cell table:content-validation-name="val1" table:style-name="ce87"/>
          <table:table-cell table:style-name="ce88"/>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betrekt stakeholders bij het proces en verwerkt hun feedback.</text:p>
          </table:table-cell>
          <table:table-cell table:content-validation-name="val1" table:style-name="ce87"/>
          <table:table-cell table:style-name="ce88"/>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meet de velocity van je team en gebruikt dit voor planning.</text:p>
          </table:table-cell>
          <table:table-cell table:content-validation-name="val1" table:style-name="ce87"/>
          <table:table-cell table:style-name="ce88"/>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past risicobeheersing toe volgens NEN NPR 5326.</text:p>
          </table:table-cell>
          <table:table-cell table:content-validation-name="val1" table:style-name="ce87"/>
          <table:table-cell table:style-name="ce88"/>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combineert Scrum met andere agile practices zoals Kanban waar dat zinvol is.</text:p>
          </table:table-cell>
          <table:table-cell table:content-validation-name="val1" table:style-name="ce87"/>
          <table:table-cell table:style-name="ce88"/>
          <table:table-cell table:number-columns-repeated="16378" table:style-name="ce13"/>
        </table:table-row>
        <table:table-row table:style-name="ro4">
          <table:table-cell office:value-type="string" table:style-name="ce35">
            <text:p>P11</text:p>
          </table:table-cell>
          <table:table-cell table:number-columns-repeated="2" table:style-name="ce25"/>
          <table:table-cell office:value-type="string" table:style-name="ce44">
            <text:p>Maak correct gebruik van data</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past het data bij de bron principe toe waar mogelijk.</text:p>
          </table:table-cell>
          <table:table-cell table:content-validation-name="val1" table:style-name="ce78"/>
          <table:table-cell table:style-name="ce77"/>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gebruikt gestandaardiseerde API's voor datatoegang.</text:p>
          </table:table-cell>
          <table:table-cell table:content-validation-name="val1" table:style-name="ce78"/>
          <table:table-cell table:style-name="ce77"/>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documenteert je datasets met metadata.</text:p>
          </table:table-cell>
          <table:table-cell table:content-validation-name="val1" table:style-name="ce78"/>
          <table:table-cell table:style-name="ce77"/>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gebruikt DCAT voor het beschrijven van dataset metadata.</text:p>
          </table:table-cell>
          <table:table-cell table:content-validation-name="val1" table:style-name="ce78"/>
          <table:table-cell table:style-name="ce77"/>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publiceert linked data op linkeddata.overheid.nl.</text:p>
          </table:table-cell>
          <table:table-cell table:content-validation-name="val1" table:style-name="ce78"/>
          <table:table-cell table:style-name="ce77"/>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hebt data governance processen ingericht om datakwaliteit te waarborgen.</text:p>
          </table:table-cell>
          <table:table-cell table:content-validation-name="val1" table:style-name="ce78"/>
          <table:table-cell table:style-name="ce77"/>
          <table:table-cell table:number-columns-repeated="16378" table:style-name="ce13"/>
        </table:table-row>
        <table:table-row table:style-name="ro4">
          <table:table-cell office:value-type="string" table:style-name="ce35">
            <text:p>P12</text:p>
          </table:table-cell>
          <table:table-cell table:number-columns-repeated="2" table:style-name="ce25"/>
          <table:table-cell office:value-type="string" table:style-name="ce44">
            <text:p>Bepaal je inkoopstrategie</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aanbestedingsdocumenten bevatten heldere technische en functionele eisen.</text:p>
          </table:table-cell>
          <table:table-cell table:content-validation-name="val1" table:style-name="ce79"/>
          <table:table-cell table:style-name="ce80"/>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hebt principes als transparantie, hergebruik en open standaarden opgenomen in de aanbesteding.</text:p>
          </table:table-cell>
          <table:table-cell table:content-validation-name="val1" table:style-name="ce79"/>
          <table:table-cell table:style-name="ce80"/>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geeft open source oplossingen gelijke kansen in de gunningscriteria.</text:p>
          </table:table-cell>
          <table:table-cell table:content-validation-name="val1" table:style-name="ce79"/>
          <table:table-cell table:style-name="ce80"/>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gebruikt de open source gereedschapskist bij elke relevante aanbesteding.</text:p>
          </table:table-cell>
          <table:table-cell table:content-validation-name="val1" table:style-name="ce79"/>
          <table:table-cell table:style-name="ce80"/>
          <table:table-cell table:number-columns-repeated="16378" table:style-name="ce13"/>
        </table:table-row>
        <table:table-row table:style-name="ro10">
          <table:table-cell table:style-name="ce32"/>
          <table:table-cell table:style-name="ce22"/>
          <table:table-cell office:value-type="string" table:style-name="ce22">
            <text:p>G2</text:p>
          </table:table-cell>
          <table:table-cell office:value-type="string" table:style-name="ce23">
            <text:p>Je meet na gunning of de gekozen leverancier voldoet aan de gestelde eisen rondom openheid en hergebruik.</text:p>
          </table:table-cell>
          <table:table-cell table:content-validation-name="val1" table:style-name="ce79"/>
          <table:table-cell table:style-name="ce80"/>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deelt je aanbestedingsdocumenten met andere overheidsorganisaties voor hergebruik.</text:p>
          </table:table-cell>
          <table:table-cell table:content-validation-name="val1" table:style-name="ce79"/>
          <table:table-cell table:style-name="ce80"/>
          <table:table-cell table:number-columns-repeated="16378" table:style-name="ce13"/>
        </table:table-row>
        <table:table-row table:style-name="ro4">
          <table:table-cell office:value-type="string" table:style-name="ce35">
            <text:p>P13</text:p>
          </table:table-cell>
          <table:table-cell table:number-columns-repeated="2" table:style-name="ce25"/>
          <table:table-cell office:value-type="string" table:style-name="ce44">
            <text:p>Denk na over duurzaamheid</text:p>
          </table:table-cell>
          <table:table-cell table:style-name="ce49"/>
          <table:table-cell table:style-name="ce36"/>
          <table:table-cell table:number-columns-repeated="16378" table:style-name="ce13"/>
        </table:table-row>
        <table:table-row table:style-name="ro9">
          <table:table-cell table:style-name="ce30"/>
          <table:table-cell table:style-name="ce19"/>
          <table:table-cell office:value-type="string" table:style-name="ce19">
            <text:p>V1</text:p>
          </table:table-cell>
          <table:table-cell office:value-type="string" table:style-name="ce41">
            <text:p>Je hebt geautomatiseerde tests die regelmatig draaien.</text:p>
          </table:table-cell>
          <table:table-cell table:content-validation-name="val1" table:style-name="ce81"/>
          <table:table-cell table:style-name="ce82"/>
          <table:table-cell table:number-columns-repeated="16378" table:style-name="ce13"/>
        </table:table-row>
        <table:table-row table:style-name="ro9">
          <table:table-cell table:style-name="ce30"/>
          <table:table-cell table:style-name="ce19"/>
          <table:table-cell office:value-type="string" table:style-name="ce19">
            <text:p>V2</text:p>
          </table:table-cell>
          <table:table-cell office:value-type="string" table:style-name="ce41">
            <text:p>Je monitort de performance en beschikbaarheid van je applicaties.</text:p>
          </table:table-cell>
          <table:table-cell table:content-validation-name="val1" table:style-name="ce81"/>
          <table:table-cell table:style-name="ce82"/>
          <table:table-cell table:number-columns-repeated="16378" table:style-name="ce13"/>
        </table:table-row>
        <table:table-row table:style-name="ro9">
          <table:table-cell table:style-name="ce30"/>
          <table:table-cell table:style-name="ce19"/>
          <table:table-cell office:value-type="string" table:style-name="ce19">
            <text:p>V3</text:p>
          </table:table-cell>
          <table:table-cell office:value-type="string" table:style-name="ce41">
            <text:p>Je hebt structured logging geïmplementeerd.</text:p>
          </table:table-cell>
          <table:table-cell table:content-validation-name="val1" table:style-name="ce81"/>
          <table:table-cell table:style-name="ce82"/>
          <table:table-cell table:number-columns-repeated="16378" table:style-name="ce13"/>
        </table:table-row>
        <table:table-row table:style-name="ro9">
          <table:table-cell table:style-name="ce32"/>
          <table:table-cell table:style-name="ce22"/>
          <table:table-cell office:value-type="string" table:style-name="ce22">
            <text:p>G1</text:p>
          </table:table-cell>
          <table:table-cell office:value-type="string" table:style-name="ce23">
            <text:p>Je meet en bewaakt technical debt structureel met tools zoals Quality-time.</text:p>
          </table:table-cell>
          <table:table-cell table:content-validation-name="val1" table:style-name="ce81"/>
          <table:table-cell table:style-name="ce82"/>
          <table:table-cell table:number-columns-repeated="16378" table:style-name="ce13"/>
        </table:table-row>
        <table:table-row table:style-name="ro9">
          <table:table-cell table:style-name="ce32"/>
          <table:table-cell table:style-name="ce22"/>
          <table:table-cell office:value-type="string" table:style-name="ce22">
            <text:p>G2</text:p>
          </table:table-cell>
          <table:table-cell office:value-type="string" table:style-name="ce23">
            <text:p>Je hebt alerts ingesteld die automatisch waarschuwen bij problemen.</text:p>
          </table:table-cell>
          <table:table-cell table:content-validation-name="val1" table:style-name="ce81"/>
          <table:table-cell table:style-name="ce82"/>
          <table:table-cell table:number-columns-repeated="16378" table:style-name="ce13"/>
        </table:table-row>
        <table:table-row table:style-name="ro9">
          <table:table-cell table:style-name="ce32"/>
          <table:table-cell table:style-name="ce22"/>
          <table:table-cell office:value-type="string" table:style-name="ce22">
            <text:p>G3</text:p>
          </table:table-cell>
          <table:table-cell office:value-type="string" table:style-name="ce23">
            <text:p>Je voert regelmatig dependency updates uit om kwetsbaarheden te voorkomen.</text:p>
          </table:table-cell>
          <table:table-cell table:content-validation-name="val1" table:style-name="ce81"/>
          <table:table-cell table:style-name="ce82"/>
          <table:table-cell table:number-columns-repeated="16378" table:style-name="ce13"/>
        </table:table-row>
        <table:table-row table:style-name="ro7">
          <table:table-cell table:style-name="ce33"/>
          <table:table-cell office:value-type="string" table:style-name="ce26">
            <text:p>R1</text:p>
          </table:table-cell>
          <table:table-cell table:style-name="ce26"/>
          <table:table-cell office:value-type="string" table:style-name="ce42">
            <text:p>Ontwikkel duurzame software door te investeren in geautomatiseerde tests</text:p>
          </table:table-cell>
          <table:table-cell table:style-name="ce48"/>
          <table:table-cell table:style-name="ce34"/>
          <table:table-cell table:number-columns-repeated="16378" table:style-name="ce14"/>
        </table:table-row>
        <table:table-row table:style-name="ro6">
          <table:table-cell table:style-name="ce30"/>
          <table:table-cell table:style-name="ce19"/>
          <table:table-cell office:value-type="string" table:style-name="ce19">
            <text:p>V1</text:p>
          </table:table-cell>
          <table:table-cell office:value-type="string" table:style-name="ce43">
            <text:p>Je tests raken een significant deel van de code van je applicatie.</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2</text:p>
          </table:table-cell>
          <table:table-cell office:value-type="string" table:style-name="ce43">
            <text:p>Je meet de testdekking van alle productiecode.</text:p>
          </table:table-cell>
          <table:table-cell table:content-validation-name="val1" table:style-name="ce59"/>
          <table:table-cell table:style-name="ce60"/>
          <table:table-cell table:number-columns-repeated="16378"/>
        </table:table-row>
        <table:table-row table:style-name="ro6">
          <table:table-cell table:style-name="ce30"/>
          <table:table-cell table:style-name="ce19"/>
          <table:table-cell office:value-type="string" table:style-name="ce19">
            <text:p>V3</text:p>
          </table:table-cell>
          <table:table-cell office:value-type="string" table:style-name="ce43">
            <text:p>Je hebt een minimale norm voor testdekking van regels code en code paden.</text:p>
          </table:table-cell>
          <table:table-cell table:content-validation-name="val1" table:style-name="ce59"/>
          <table:table-cell table:style-name="ce60"/>
          <table:table-cell table:number-columns-repeated="16378"/>
        </table:table-row>
        <table:table-row table:style-name="ro8">
          <table:table-cell table:style-name="ce30"/>
          <table:table-cell table:style-name="ce19"/>
          <table:table-cell office:value-type="string" table:style-name="ce19">
            <text:p>V4</text:p>
          </table:table-cell>
          <table:table-cell office:value-type="string" table:style-name="ce43">
            <text:p>Je tests doen zinvolle controles (asserts) en roepen niet alleen maar functionaliteit aan om zo een hoge dekking te krijgen.</text:p>
          </table:table-cell>
          <table:table-cell table:content-validation-name="val1" table:style-name="ce59"/>
          <table:table-cell table:style-name="ce60"/>
          <table:table-cell table:number-columns-repeated="16378"/>
        </table:table-row>
        <table:table-row table:style-name="ro8">
          <table:table-cell table:style-name="ce30"/>
          <table:table-cell table:style-name="ce19"/>
          <table:table-cell office:value-type="string" table:style-name="ce19">
            <text:p>V5</text:p>
          </table:table-cell>
          <table:table-cell office:value-type="string" table:style-name="ce43">
            <text:p>Kleine wijzigingen aan je applicatie laten een klein deel van de tests falen. Je wilt niet dat het veranderen van bijvoorbeeld het formaat van een attribuut van één entiteit leidt tot het falen van honderden tests.</text:p>
          </table:table-cell>
          <table:table-cell table:content-validation-name="val1" table:style-name="ce59"/>
          <table:table-cell table:style-name="ce60"/>
          <table:table-cell table:number-columns-repeated="16378"/>
        </table:table-row>
        <table:table-row table:style-name="ro12">
          <table:table-cell table:style-name="ce30"/>
          <table:table-cell table:style-name="ce19"/>
          <table:table-cell office:value-type="string" table:style-name="ce19">
            <text:p>V6</text:p>
          </table:table-cell>
          <table:table-cell office:value-type="string" table:style-name="ce43">
            <text:p>Je unittests zijn échte unittests en doen geen I/O, zodat ze snel zijn. Ook hier is het weer lastig om generiek te definiëren wat significant is, maar denk aan minder dan een minuut. Hoe langer de doorlooptijd van je unittests, hoe minder bruikbaar ze zijn als directe feedback bij het aanpassen van de software.</text:p>
          </table:table-cell>
          <table:table-cell table:content-validation-name="val1" table:style-name="ce59"/>
          <table:table-cell table:style-name="ce60"/>
          <table:table-cell table:number-columns-repeated="16378"/>
        </table:table-row>
        <table:table-row table:style-name="ro8">
          <table:table-cell table:style-name="ce32"/>
          <table:table-cell table:style-name="ce22"/>
          <table:table-cell office:value-type="string" table:style-name="ce22">
            <text:p>G1</text:p>
          </table:table-cell>
          <table:table-cell office:value-type="string" table:style-name="ce23">
            <text:p>Je zet de norm voor testdekking van regels code en code paden op 100% en je configureert je testcoveragetool zodanig dat echt lastig te raken regels code niet worden meegeteld.</text:p>
          </table:table-cell>
          <table:table-cell table:content-validation-name="val1" table:style-name="ce59"/>
          <table:table-cell table:style-name="ce60"/>
          <table:table-cell table:number-columns-repeated="16378"/>
        </table:table-row>
        <table:table-row table:style-name="ro6">
          <table:table-cell table:style-name="ce32"/>
          <table:table-cell table:style-name="ce22"/>
          <table:table-cell office:value-type="string" table:style-name="ce22">
            <text:p>G2</text:p>
          </table:table-cell>
          <table:table-cell office:value-type="string" table:style-name="ce23">
            <text:p>Je meet ook de testdekking van de tests zelf om dode code in tests te ontdekken.</text:p>
          </table:table-cell>
          <table:table-cell table:content-validation-name="val1" table:style-name="ce59"/>
          <table:table-cell table:style-name="ce60"/>
          <table:table-cell table:number-columns-repeated="16378"/>
        </table:table-row>
        <table:table-row table:style-name="ro6">
          <table:table-cell table:style-name="ce32"/>
          <table:table-cell table:style-name="ce22"/>
          <table:table-cell office:value-type="string" table:style-name="ce22">
            <text:p>G3</text:p>
          </table:table-cell>
          <table:table-cell office:value-type="string" table:style-name="ce23">
            <text:p>Je gebruikt mutation testing om de kwaliteit van je tests te meten.</text:p>
          </table:table-cell>
          <table:table-cell table:content-validation-name="val1" table:style-name="ce59"/>
          <table:table-cell table:style-name="ce60"/>
          <table:table-cell table:number-columns-repeated="16378"/>
        </table:table-row>
        <table:table-row table:style-name="ro12">
          <table:table-cell table:style-name="ce32"/>
          <table:table-cell table:style-name="ce22"/>
          <table:table-cell office:value-type="string" table:style-name="ce22">
            <text:p>G4</text:p>
          </table:table-cell>
          <table:table-cell office:value-type="string" table:style-name="ce23">
            <text:p>Je combineert de coverage metingen van verschillende testsoorten in één coveragerapportage zodat je kunt zien of code die niet door de systeemtest wordt geraakt in ieder geval wel door de unittests wordt geraakt, en omgekeerd.</text:p>
          </table:table-cell>
          <table:table-cell table:content-validation-name="val1" table:style-name="ce59"/>
          <table:table-cell table:style-name="ce60"/>
          <table:table-cell table:number-columns-repeated="16378"/>
        </table:table-row>
        <table:table-row table:style-name="ro7">
          <table:table-cell table:style-name="ce33"/>
          <table:table-cell office:value-type="string" table:style-name="ce26">
            <text:p>R2</text:p>
          </table:table-cell>
          <table:table-cell table:style-name="ce26"/>
          <table:table-cell office:value-type="string" table:style-name="ce42">
            <text:p>Leg organisatiebrede architectuurkeuzes vast en draag deze uit</text:p>
          </table:table-cell>
          <table:table-cell table:style-name="ce48"/>
          <table:table-cell table:style-name="ce34"/>
          <table:table-cell table:number-columns-repeated="16378" table:style-name="ce14"/>
        </table:table-row>
        <table:table-row table:style-name="ro6">
          <table:table-cell table:style-name="ce30"/>
          <table:table-cell table:style-name="ce19"/>
          <table:table-cell office:value-type="string" table:style-name="ce19">
            <text:p>V1</text:p>
          </table:table-cell>
          <table:table-cell office:value-type="string" table:style-name="ce43">
            <text:p>Je hebt keuzes gedocumenteerd zodat ze voor alle betrokkenen makkelijk vindbaar en raadpleegbaar zijn.</text:p>
          </table:table-cell>
          <table:table-cell table:content-validation-name="val1" table:style-name="ce90"/>
          <table:table-cell table:style-name="ce89"/>
          <table:table-cell table:number-columns-repeated="16378"/>
        </table:table-row>
        <table:table-row table:style-name="ro6">
          <table:table-cell table:style-name="ce30"/>
          <table:table-cell table:style-name="ce19"/>
          <table:table-cell office:value-type="string" table:style-name="ce19">
            <text:p>V2</text:p>
          </table:table-cell>
          <table:table-cell office:value-type="string" table:style-name="ce43">
            <text:p>Je hebt de relevante (links naar) informatie opgenomen in de onboarding.</text:p>
          </table:table-cell>
          <table:table-cell table:content-validation-name="val1" table:style-name="ce90"/>
          <table:table-cell table:style-name="ce89"/>
          <table:table-cell table:number-columns-repeated="16378"/>
        </table:table-row>
        <table:table-row table:style-name="ro6">
          <table:table-cell table:style-name="ce30"/>
          <table:table-cell table:style-name="ce19"/>
          <table:table-cell office:value-type="string" table:style-name="ce19">
            <text:p>V3</text:p>
          </table:table-cell>
          <table:table-cell office:value-type="string" table:style-name="ce43">
            <text:p>Je hebt belegd hoe keuzes bekrachtigd worden.</text:p>
          </table:table-cell>
          <table:table-cell table:content-validation-name="val1" table:style-name="ce90"/>
          <table:table-cell table:style-name="ce89"/>
          <table:table-cell table:number-columns-repeated="16378"/>
        </table:table-row>
        <table:table-row table:style-name="ro6">
          <table:table-cell table:style-name="ce30"/>
          <table:table-cell table:style-name="ce19"/>
          <table:table-cell office:value-type="string" table:style-name="ce19">
            <text:p>V4</text:p>
          </table:table-cell>
          <table:table-cell office:value-type="string" table:style-name="ce43">
            <text:p>Je hebt belegd hoe keuzes bewaakt worden.</text:p>
          </table:table-cell>
          <table:table-cell table:content-validation-name="val1" table:style-name="ce90"/>
          <table:table-cell table:style-name="ce89"/>
          <table:table-cell table:number-columns-repeated="16378"/>
        </table:table-row>
        <table:table-row table:style-name="ro8">
          <table:table-cell table:style-name="ce37"/>
          <table:table-cell table:style-name="ce21"/>
          <table:table-cell office:value-type="string" table:style-name="ce21">
            <text:p>G1</text:p>
          </table:table-cell>
          <table:table-cell office:value-type="string" table:style-name="ce45">
            <text:p>Je hebt kant-en-klare instrumenten ontwikkeld waarmee een team meteen mee aan de slag kan. Denk bijvoorbeeld aan een archetype van een applicatie of een service.</text:p>
          </table:table-cell>
          <table:table-cell table:content-validation-name="val1" table:style-name="ce92"/>
          <table:table-cell table:style-name="ce91"/>
          <table:table-cell table:number-columns-repeated="16378"/>
        </table:table-row>
        <table:table-row table:number-rows-repeated="1048415" table:style-name="ro5">
          <table:table-cell table:number-columns-repeated="16384"/>
        </table:table-row>
      </table:table>
      <table:table table:name="Self-assessment_verbeteracties" table:style-name="ta2">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10" table:number-columns-repeated="16380" table:default-cell-style-name="ce1"/>
        <table:table-row table:style-name="ro13">
          <table:table-cell office:value-type="string" table:number-columns-spanned="4" table:number-rows-spanned="1" table:style-name="ce18">
            <text:p>Onderstaande actielijst kan gebruikt worden om acties n.a.v. de self-assessment bij te houden.</text:p>
          </table:table-cell>
          <table:covered-table-cell table:number-columns-repeated="3"/>
          <table:table-cell table:number-columns-repeated="16380"/>
        </table:table-row>
        <table:table-row table:style-name="ro13">
          <table:table-cell office:value-type="string" table:style-name="ce3">
            <text:p>Datum</text:p>
          </table:table-cell>
          <table:table-cell office:value-type="string" table:style-name="ce3">
            <text:p>Actie</text:p>
          </table:table-cell>
          <table:table-cell office:value-type="string" table:style-name="ce3">
            <text:p>Status</text:p>
          </table:table-cell>
          <table:table-cell office:value-type="string" table:style-name="ce3">
            <text:p>Toelichting</text:p>
          </table:table-cell>
          <table:table-cell table:number-columns-repeated="16380"/>
        </table:table-row>
        <table:table-row table:number-rows-repeated="104857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cf1" style:family="table-cell" style:data-style-name="N0">
      <style:table-cell-properties fo:background-color="#FBE2D5"/>
      <style:text-properties fo:color="#7E350E"/>
    </style:style>
    <style:style style:name="cf2" style:family="table-cell" style:data-style-name="N0">
      <style:table-cell-properties fo:background-color="#D0D0D0"/>
    </style:style>
    <style:style style:name="cf3" style:family="table-cell" style:data-style-name="N0">
      <style:table-cell-properties fo:background-color="#F1A983"/>
      <style:text-properties fo:color="#7E350E"/>
    </style:style>
    <style:style style:name="cf4" style:family="table-cell" style:data-style-name="N0">
      <style:table-cell-properties fo:background-color="#DAF2D0"/>
      <style:text-properties fo:color="#275317"/>
    </style:style>
    <style:style style:name="cf5" style:family="table-cell" style:data-style-name="N0">
      <style:table-cell-properties fo:background-color="#8ED973"/>
      <style:text-properties fo:color="#275317"/>
    </style:style>
    <style:style style:name="cf6" style:family="table-cell" style:data-style-name="N0">
      <style:table-cell-properties fo:background-color="#FFFF00"/>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214</meta:generator>
    <meta:initial-creator/>
    <dc:creator>Frank Niessink</dc:creator>
    <meta:creation-date>2025-06-03T15:25:39Z</meta:creation-date>
    <dc:date>2025-12-22T11:13:48Z</dc:date>
  </office:meta>
</office:document-meta>
</file>